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5_174516conf_memo" table:style-name="ta1">
        <table:shapes>
          <draw:frame draw:z-index="0" draw:style-name="gr1" draw:text-style-name="P1" svg:width="15.999cm" svg:height="8.999cm" svg:x="3.567cm" svg:y="240.327cm">
            <draw:object draw:notify-on-update-of-ranges="20230215_174516conf_memo.A1:20230215_174516conf_memo.A5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38438805937767" calcext:value-type="float">
            <text:p>0.38438805937767</text:p>
          </table:table-cell>
          <table:table-cell table:number-columns-repeated="2"/>
        </table:table-row>
        <table:table-row table:style-name="ro1">
          <table:table-cell office:value-type="float" office:value="0.76415079832077" calcext:value-type="float">
            <text:p>0.76415079832077</text:p>
          </table:table-cell>
          <table:table-cell table:number-columns-repeated="2"/>
        </table:table-row>
        <table:table-row table:style-name="ro1">
          <table:table-cell office:value-type="float" office:value="0.752996325492859" calcext:value-type="float">
            <text:p>0.752996325492859</text:p>
          </table:table-cell>
          <table:table-cell table:number-columns-repeated="2"/>
        </table:table-row>
        <table:table-row table:style-name="ro1">
          <table:table-cell office:value-type="float" office:value="0.70293140411377" calcext:value-type="float">
            <text:p>0.70293140411377</text:p>
          </table:table-cell>
          <table:table-cell table:number-columns-repeated="2"/>
        </table:table-row>
        <table:table-row table:style-name="ro1">
          <table:table-cell office:value-type="float" office:value="0.58424311876297" calcext:value-type="float">
            <text:p>0.58424311876297</text:p>
          </table:table-cell>
          <table:table-cell table:number-columns-repeated="2"/>
        </table:table-row>
        <table:table-row table:style-name="ro1">
          <table:table-cell office:value-type="float" office:value="0.325541347265244" calcext:value-type="float">
            <text:p>0.325541347265244</text:p>
          </table:table-cell>
          <table:table-cell table:number-columns-repeated="2"/>
        </table:table-row>
        <table:table-row table:style-name="ro1">
          <table:table-cell office:value-type="float" office:value="0.412253379821777" calcext:value-type="float">
            <text:p>0.412253379821777</text:p>
          </table:table-cell>
          <table:table-cell table:number-columns-repeated="2"/>
        </table:table-row>
        <table:table-row table:style-name="ro1">
          <table:table-cell office:value-type="float" office:value="0.300692021846771" calcext:value-type="float">
            <text:p>0.300692021846771</text:p>
          </table:table-cell>
          <table:table-cell table:number-columns-repeated="2"/>
        </table:table-row>
        <table:table-row table:style-name="ro1">
          <table:table-cell office:value-type="float" office:value="0.274752169847488" calcext:value-type="float">
            <text:p>0.274752169847488</text:p>
          </table:table-cell>
          <table:table-cell table:number-columns-repeated="2"/>
        </table:table-row>
        <table:table-row table:style-name="ro1">
          <table:table-cell office:value-type="float" office:value="0.561991691589356" calcext:value-type="float">
            <text:p>0.561991691589356</text:p>
          </table:table-cell>
          <table:table-cell table:number-columns-repeated="2"/>
        </table:table-row>
        <table:table-row table:style-name="ro1">
          <table:table-cell office:value-type="float" office:value="0.666594207286835" calcext:value-type="float">
            <text:p>0.666594207286835</text:p>
          </table:table-cell>
          <table:table-cell table:number-columns-repeated="2"/>
        </table:table-row>
        <table:table-row table:style-name="ro1">
          <table:table-cell office:value-type="float" office:value="0.574614763259888" calcext:value-type="float">
            <text:p>0.574614763259888</text:p>
          </table:table-cell>
          <table:table-cell table:number-columns-repeated="2"/>
        </table:table-row>
        <table:table-row table:style-name="ro1">
          <table:table-cell office:value-type="float" office:value="0.875768780708313" calcext:value-type="float">
            <text:p>0.875768780708313</text:p>
          </table:table-cell>
          <table:table-cell table:number-columns-repeated="2"/>
        </table:table-row>
        <table:table-row table:style-name="ro1">
          <table:table-cell office:value-type="float" office:value="0.924387574195862" calcext:value-type="float">
            <text:p>0.924387574195862</text:p>
          </table:table-cell>
          <table:table-cell table:number-columns-repeated="2"/>
        </table:table-row>
        <table:table-row table:style-name="ro1">
          <table:table-cell office:value-type="float" office:value="0.866275072097778" calcext:value-type="float">
            <text:p>0.866275072097778</text:p>
          </table:table-cell>
          <table:table-cell table:number-columns-repeated="2"/>
        </table:table-row>
        <table:table-row table:style-name="ro1">
          <table:table-cell office:value-type="float" office:value="0.325398534536362" calcext:value-type="float">
            <text:p>0.325398534536362</text:p>
          </table:table-cell>
          <table:table-cell table:number-columns-repeated="2"/>
        </table:table-row>
        <table:table-row table:style-name="ro1">
          <table:table-cell office:value-type="float" office:value="0.680140256881714" calcext:value-type="float">
            <text:p>0.680140256881714</text:p>
          </table:table-cell>
          <table:table-cell table:number-columns-repeated="2"/>
        </table:table-row>
        <table:table-row table:style-name="ro1">
          <table:table-cell office:value-type="float" office:value="0.784204602241516" calcext:value-type="float">
            <text:p>0.784204602241516</text:p>
          </table:table-cell>
          <table:table-cell table:number-columns-repeated="2"/>
        </table:table-row>
        <table:table-row table:style-name="ro1">
          <table:table-cell office:value-type="float" office:value="0.841709554195404" calcext:value-type="float">
            <text:p>0.841709554195404</text:p>
          </table:table-cell>
          <table:table-cell table:number-columns-repeated="2"/>
        </table:table-row>
        <table:table-row table:style-name="ro1">
          <table:table-cell office:value-type="float" office:value="0.344847589731216" calcext:value-type="float">
            <text:p>0.344847589731216</text:p>
          </table:table-cell>
          <table:table-cell table:number-columns-repeated="2"/>
        </table:table-row>
        <table:table-row table:style-name="ro1">
          <table:table-cell office:value-type="float" office:value="0.327680557966232" calcext:value-type="float">
            <text:p>0.327680557966232</text:p>
          </table:table-cell>
          <table:table-cell table:number-columns-repeated="2"/>
        </table:table-row>
        <table:table-row table:style-name="ro1">
          <table:table-cell office:value-type="float" office:value="0.433888882398605" calcext:value-type="float">
            <text:p>0.433888882398605</text:p>
          </table:table-cell>
          <table:table-cell table:number-columns-repeated="2"/>
        </table:table-row>
        <table:table-row table:style-name="ro1">
          <table:table-cell office:value-type="float" office:value="0.38972944021225" calcext:value-type="float">
            <text:p>0.38972944021225</text:p>
          </table:table-cell>
          <table:table-cell table:number-columns-repeated="2"/>
        </table:table-row>
        <table:table-row table:style-name="ro1">
          <table:table-cell office:value-type="float" office:value="0.301092565059662" calcext:value-type="float">
            <text:p>0.301092565059662</text:p>
          </table:table-cell>
          <table:table-cell table:number-columns-repeated="2"/>
        </table:table-row>
        <table:table-row table:style-name="ro1">
          <table:table-cell office:value-type="float" office:value="0.473772674798966" calcext:value-type="float">
            <text:p>0.473772674798966</text:p>
          </table:table-cell>
          <table:table-cell table:number-columns-repeated="2"/>
        </table:table-row>
        <table:table-row table:style-name="ro1">
          <table:table-cell office:value-type="float" office:value="0.844737529754639" calcext:value-type="float">
            <text:p>0.844737529754639</text:p>
          </table:table-cell>
          <table:table-cell table:number-columns-repeated="2"/>
        </table:table-row>
        <table:table-row table:style-name="ro1">
          <table:table-cell office:value-type="float" office:value="0.516766846179962" calcext:value-type="float">
            <text:p>0.516766846179962</text:p>
          </table:table-cell>
          <table:table-cell table:number-columns-repeated="2"/>
        </table:table-row>
        <table:table-row table:style-name="ro1">
          <table:table-cell office:value-type="float" office:value="0.811140060424805" calcext:value-type="float">
            <text:p>0.811140060424805</text:p>
          </table:table-cell>
          <table:table-cell table:number-columns-repeated="2"/>
        </table:table-row>
        <table:table-row table:style-name="ro1">
          <table:table-cell office:value-type="float" office:value="0.82293975353241" calcext:value-type="float">
            <text:p>0.82293975353241</text:p>
          </table:table-cell>
          <table:table-cell table:number-columns-repeated="2"/>
        </table:table-row>
        <table:table-row table:style-name="ro1">
          <table:table-cell office:value-type="float" office:value="0.894079685211181" calcext:value-type="float">
            <text:p>0.894079685211181</text:p>
          </table:table-cell>
          <table:table-cell table:number-columns-repeated="2"/>
        </table:table-row>
        <table:table-row table:style-name="ro1">
          <table:table-cell office:value-type="float" office:value="0.882983803749085" calcext:value-type="float">
            <text:p>0.882983803749085</text:p>
          </table:table-cell>
          <table:table-cell table:number-columns-repeated="2"/>
        </table:table-row>
        <table:table-row table:style-name="ro1">
          <table:table-cell office:value-type="float" office:value="0.701115846633911" calcext:value-type="float">
            <text:p>0.701115846633911</text:p>
          </table:table-cell>
          <table:table-cell table:number-columns-repeated="2"/>
        </table:table-row>
        <table:table-row table:style-name="ro1">
          <table:table-cell office:value-type="float" office:value="0.378677278757095" calcext:value-type="float">
            <text:p>0.378677278757095</text:p>
          </table:table-cell>
          <table:table-cell table:number-columns-repeated="2"/>
        </table:table-row>
        <table:table-row table:style-name="ro1">
          <table:table-cell office:value-type="float" office:value="0.742407977581024" calcext:value-type="float">
            <text:p>0.742407977581024</text:p>
          </table:table-cell>
          <table:table-cell table:number-columns-repeated="2"/>
        </table:table-row>
        <table:table-row table:style-name="ro1">
          <table:table-cell office:value-type="float" office:value="0.711336016654968" calcext:value-type="float">
            <text:p>0.711336016654968</text:p>
          </table:table-cell>
          <table:table-cell table:number-columns-repeated="2"/>
        </table:table-row>
        <table:table-row table:style-name="ro1">
          <table:table-cell office:value-type="float" office:value="0.648708045482636" calcext:value-type="float">
            <text:p>0.648708045482636</text:p>
          </table:table-cell>
          <table:table-cell table:number-columns-repeated="2"/>
        </table:table-row>
        <table:table-row table:style-name="ro1">
          <table:table-cell office:value-type="float" office:value="0.915896713733673" calcext:value-type="float">
            <text:p>0.915896713733673</text:p>
          </table:table-cell>
          <table:table-cell table:number-columns-repeated="2"/>
        </table:table-row>
        <table:table-row table:style-name="ro1">
          <table:table-cell office:value-type="float" office:value="0.949629545211792" calcext:value-type="float">
            <text:p>0.949629545211792</text:p>
          </table:table-cell>
          <table:table-cell table:number-columns-repeated="2"/>
        </table:table-row>
        <table:table-row table:style-name="ro1">
          <table:table-cell office:value-type="float" office:value="0.940840780735016" calcext:value-type="float">
            <text:p>0.940840780735016</text:p>
          </table:table-cell>
          <table:table-cell table:number-columns-repeated="2"/>
        </table:table-row>
        <table:table-row table:style-name="ro1">
          <table:table-cell office:value-type="float" office:value="0.931578278541565" calcext:value-type="float">
            <text:p>0.931578278541565</text:p>
          </table:table-cell>
          <table:table-cell table:number-columns-repeated="2"/>
        </table:table-row>
        <table:table-row table:style-name="ro1">
          <table:table-cell office:value-type="float" office:value="0.922558069229126" calcext:value-type="float">
            <text:p>0.922558069229126</text:p>
          </table:table-cell>
          <table:table-cell table:number-columns-repeated="2"/>
        </table:table-row>
        <table:table-row table:style-name="ro1">
          <table:table-cell office:value-type="float" office:value="0.949100255966186" calcext:value-type="float">
            <text:p>0.949100255966186</text:p>
          </table:table-cell>
          <table:table-cell table:number-columns-repeated="2"/>
        </table:table-row>
        <table:table-row table:style-name="ro1">
          <table:table-cell office:value-type="float" office:value="0.891134262084961" calcext:value-type="float">
            <text:p>0.891134262084961</text:p>
          </table:table-cell>
          <table:table-cell table:number-columns-repeated="2"/>
        </table:table-row>
        <table:table-row table:style-name="ro1">
          <table:table-cell office:value-type="float" office:value="0.83780562877655" calcext:value-type="float">
            <text:p>0.83780562877655</text:p>
          </table:table-cell>
          <table:table-cell table:number-columns-repeated="2"/>
        </table:table-row>
        <table:table-row table:style-name="ro1">
          <table:table-cell office:value-type="float" office:value="0.778914272785187" calcext:value-type="float">
            <text:p>0.778914272785187</text:p>
          </table:table-cell>
          <table:table-cell table:number-columns-repeated="2"/>
        </table:table-row>
        <table:table-row table:style-name="ro1">
          <table:table-cell office:value-type="float" office:value="0.896873235702515" calcext:value-type="float">
            <text:p>0.896873235702515</text:p>
          </table:table-cell>
          <table:table-cell table:number-columns-repeated="2"/>
        </table:table-row>
        <table:table-row table:style-name="ro1">
          <table:table-cell office:value-type="float" office:value="0.886034309864044" calcext:value-type="float">
            <text:p>0.886034309864044</text:p>
          </table:table-cell>
          <table:table-cell table:number-columns-repeated="2"/>
        </table:table-row>
        <table:table-row table:style-name="ro1">
          <table:table-cell office:value-type="float" office:value="0.693445980548858" calcext:value-type="float">
            <text:p>0.693445980548858</text:p>
          </table:table-cell>
          <table:table-cell table:number-columns-repeated="2"/>
        </table:table-row>
        <table:table-row table:style-name="ro1">
          <table:table-cell office:value-type="float" office:value="0.50464004278183" calcext:value-type="float">
            <text:p>0.50464004278183</text:p>
          </table:table-cell>
          <table:table-cell table:number-columns-repeated="2"/>
        </table:table-row>
        <table:table-row table:style-name="ro1">
          <table:table-cell office:value-type="float" office:value="0.934594452381134" calcext:value-type="float">
            <text:p>0.934594452381134</text:p>
          </table:table-cell>
          <table:table-cell table:number-columns-repeated="2"/>
        </table:table-row>
        <table:table-row table:style-name="ro1">
          <table:table-cell office:value-type="float" office:value="0.921056687831879" calcext:value-type="float">
            <text:p>0.921056687831879</text:p>
          </table:table-cell>
          <table:table-cell table:number-columns-repeated="2"/>
        </table:table-row>
        <table:table-row table:style-name="ro1">
          <table:table-cell office:value-type="float" office:value="0.902270674705505" calcext:value-type="float">
            <text:p>0.902270674705505</text:p>
          </table:table-cell>
          <table:table-cell table:number-columns-repeated="2"/>
        </table:table-row>
        <table:table-row table:style-name="ro1">
          <table:table-cell office:value-type="float" office:value="0.410121768712997" calcext:value-type="float">
            <text:p>0.410121768712997</text:p>
          </table:table-cell>
          <table:table-cell table:number-columns-repeated="2"/>
        </table:table-row>
        <table:table-row table:style-name="ro1">
          <table:table-cell office:value-type="float" office:value="0.311597108840942" calcext:value-type="float">
            <text:p>0.311597108840942</text:p>
          </table:table-cell>
          <table:table-cell table:number-columns-repeated="2"/>
        </table:table-row>
        <table:table-row table:style-name="ro1">
          <table:table-cell office:value-type="float" office:value="0.442413598299027" calcext:value-type="float">
            <text:p>0.442413598299027</text:p>
          </table:table-cell>
          <table:table-cell table:number-columns-repeated="2"/>
        </table:table-row>
        <table:table-row table:style-name="ro1">
          <table:table-cell office:value-type="float" office:value="0.583800971508026" calcext:value-type="float">
            <text:p>0.583800971508026</text:p>
          </table:table-cell>
          <table:table-cell table:number-columns-repeated="2"/>
        </table:table-row>
        <table:table-row table:style-name="ro1">
          <table:table-cell office:value-type="float" office:value="0.460949271917343" calcext:value-type="float">
            <text:p>0.460949271917343</text:p>
          </table:table-cell>
          <table:table-cell table:number-columns-repeated="2"/>
        </table:table-row>
        <table:table-row table:style-name="ro1">
          <table:table-cell office:value-type="float" office:value="0.706547319889069" calcext:value-type="float">
            <text:p>0.706547319889069</text:p>
          </table:table-cell>
          <table:table-cell table:number-columns-repeated="2"/>
        </table:table-row>
        <table:table-row table:style-name="ro1">
          <table:table-cell office:value-type="float" office:value="0.738546311855316" calcext:value-type="float">
            <text:p>0.738546311855316</text:p>
          </table:table-cell>
          <table:table-cell table:number-columns-repeated="2"/>
        </table:table-row>
        <table:table-row table:style-name="ro1">
          <table:table-cell office:value-type="float" office:value="0.633930444717407" calcext:value-type="float">
            <text:p>0.633930444717407</text:p>
          </table:table-cell>
          <table:table-cell table:number-columns-repeated="2"/>
        </table:table-row>
        <table:table-row table:style-name="ro1">
          <table:table-cell office:value-type="float" office:value="0.3337122797966" calcext:value-type="float">
            <text:p>0.3337122797966</text:p>
          </table:table-cell>
          <table:table-cell table:number-columns-repeated="2"/>
        </table:table-row>
        <table:table-row table:style-name="ro1">
          <table:table-cell office:value-type="float" office:value="0.870571434497833" calcext:value-type="float">
            <text:p>0.870571434497833</text:p>
          </table:table-cell>
          <table:table-cell table:number-columns-repeated="2"/>
        </table:table-row>
        <table:table-row table:style-name="ro1">
          <table:table-cell office:value-type="float" office:value="0.931251227855682" calcext:value-type="float">
            <text:p>0.931251227855682</text:p>
          </table:table-cell>
          <table:table-cell table:number-columns-repeated="2"/>
        </table:table-row>
        <table:table-row table:style-name="ro1">
          <table:table-cell office:value-type="float" office:value="0.929759502410889" calcext:value-type="float">
            <text:p>0.929759502410889</text:p>
          </table:table-cell>
          <table:table-cell table:number-columns-repeated="2"/>
        </table:table-row>
        <table:table-row table:style-name="ro1">
          <table:table-cell office:value-type="float" office:value="0.910058975219727" calcext:value-type="float">
            <text:p>0.910058975219727</text:p>
          </table:table-cell>
          <table:table-cell table:number-columns-repeated="2"/>
        </table:table-row>
        <table:table-row table:style-name="ro1">
          <table:table-cell office:value-type="float" office:value="0.79111385345459" calcext:value-type="float">
            <text:p>0.79111385345459</text:p>
          </table:table-cell>
          <table:table-cell table:number-columns-repeated="2"/>
        </table:table-row>
        <table:table-row table:style-name="ro1">
          <table:table-cell office:value-type="float" office:value="0.63286304473877" calcext:value-type="float">
            <text:p>0.63286304473877</text:p>
          </table:table-cell>
          <table:table-cell table:number-columns-repeated="2"/>
        </table:table-row>
        <table:table-row table:style-name="ro1">
          <table:table-cell office:value-type="float" office:value="0.783210217952728" calcext:value-type="float">
            <text:p>0.783210217952728</text:p>
          </table:table-cell>
          <table:table-cell table:number-columns-repeated="2"/>
        </table:table-row>
        <table:table-row table:style-name="ro1">
          <table:table-cell office:value-type="float" office:value="0.89524644613266" calcext:value-type="float">
            <text:p>0.89524644613266</text:p>
          </table:table-cell>
          <table:table-cell table:number-columns-repeated="2"/>
        </table:table-row>
        <table:table-row table:style-name="ro1">
          <table:table-cell office:value-type="float" office:value="0.454248338937759" calcext:value-type="float">
            <text:p>0.454248338937759</text:p>
          </table:table-cell>
          <table:table-cell table:number-columns-repeated="2"/>
        </table:table-row>
        <table:table-row table:style-name="ro1">
          <table:table-cell office:value-type="float" office:value="0.456328123807907" calcext:value-type="float">
            <text:p>0.456328123807907</text:p>
          </table:table-cell>
          <table:table-cell table:number-columns-repeated="2"/>
        </table:table-row>
        <table:table-row table:style-name="ro1">
          <table:table-cell office:value-type="float" office:value="0.457943171262741" calcext:value-type="float">
            <text:p>0.457943171262741</text:p>
          </table:table-cell>
          <table:table-cell table:number-columns-repeated="2"/>
        </table:table-row>
        <table:table-row table:style-name="ro1">
          <table:table-cell office:value-type="float" office:value="0.262932628393173" calcext:value-type="float">
            <text:p>0.262932628393173</text:p>
          </table:table-cell>
          <table:table-cell table:number-columns-repeated="2"/>
        </table:table-row>
        <table:table-row table:style-name="ro1">
          <table:table-cell office:value-type="float" office:value="0.538384854793549" calcext:value-type="float">
            <text:p>0.538384854793549</text:p>
          </table:table-cell>
          <table:table-cell table:number-columns-repeated="2"/>
        </table:table-row>
        <table:table-row table:style-name="ro1">
          <table:table-cell office:value-type="float" office:value="0.361989229917526" calcext:value-type="float">
            <text:p>0.361989229917526</text:p>
          </table:table-cell>
          <table:table-cell table:number-columns-repeated="2"/>
        </table:table-row>
        <table:table-row table:style-name="ro1">
          <table:table-cell office:value-type="float" office:value="0.756498217582703" calcext:value-type="float">
            <text:p>0.756498217582703</text:p>
          </table:table-cell>
          <table:table-cell table:number-columns-repeated="2"/>
        </table:table-row>
        <table:table-row table:style-name="ro1">
          <table:table-cell office:value-type="float" office:value="0.913237035274506" calcext:value-type="float">
            <text:p>0.913237035274506</text:p>
          </table:table-cell>
          <table:table-cell table:number-columns-repeated="2"/>
        </table:table-row>
        <table:table-row table:style-name="ro1">
          <table:table-cell office:value-type="float" office:value="0.271220535039902" calcext:value-type="float">
            <text:p>0.271220535039902</text:p>
          </table:table-cell>
          <table:table-cell table:number-columns-repeated="2"/>
        </table:table-row>
        <table:table-row table:style-name="ro1">
          <table:table-cell office:value-type="float" office:value="0.662549495697022" calcext:value-type="float">
            <text:p>0.662549495697022</text:p>
          </table:table-cell>
          <table:table-cell table:number-columns-repeated="2"/>
        </table:table-row>
        <table:table-row table:style-name="ro1">
          <table:table-cell office:value-type="float" office:value="0.272570967674255" calcext:value-type="float">
            <text:p>0.272570967674255</text:p>
          </table:table-cell>
          <table:table-cell table:number-columns-repeated="2"/>
        </table:table-row>
        <table:table-row table:style-name="ro1">
          <table:table-cell office:value-type="float" office:value="0.347680002450943" calcext:value-type="float">
            <text:p>0.347680002450943</text:p>
          </table:table-cell>
          <table:table-cell table:number-columns-repeated="2"/>
        </table:table-row>
        <table:table-row table:style-name="ro1">
          <table:table-cell office:value-type="float" office:value="0.351098567247391" calcext:value-type="float">
            <text:p>0.351098567247391</text:p>
          </table:table-cell>
          <table:table-cell table:number-columns-repeated="2"/>
        </table:table-row>
        <table:table-row table:style-name="ro1">
          <table:table-cell office:value-type="float" office:value="0.83831250667572" calcext:value-type="float">
            <text:p>0.83831250667572</text:p>
          </table:table-cell>
          <table:table-cell table:number-columns-repeated="2"/>
        </table:table-row>
        <table:table-row table:style-name="ro1">
          <table:table-cell office:value-type="float" office:value="0.874581396579742" calcext:value-type="float">
            <text:p>0.874581396579742</text:p>
          </table:table-cell>
          <table:table-cell table:number-columns-repeated="2"/>
        </table:table-row>
        <table:table-row table:style-name="ro1">
          <table:table-cell office:value-type="float" office:value="0.914683878421783" calcext:value-type="float">
            <text:p>0.914683878421783</text:p>
          </table:table-cell>
          <table:table-cell table:number-columns-repeated="2"/>
        </table:table-row>
        <table:table-row table:style-name="ro1">
          <table:table-cell office:value-type="float" office:value="0.746788859367371" calcext:value-type="float">
            <text:p>0.746788859367371</text:p>
          </table:table-cell>
          <table:table-cell table:number-columns-repeated="2"/>
        </table:table-row>
        <table:table-row table:style-name="ro1">
          <table:table-cell office:value-type="float" office:value="0.834209382534027" calcext:value-type="float">
            <text:p>0.834209382534027</text:p>
          </table:table-cell>
          <table:table-cell table:number-columns-repeated="2"/>
        </table:table-row>
        <table:table-row table:style-name="ro1">
          <table:table-cell office:value-type="float" office:value="0.884034514427185" calcext:value-type="float">
            <text:p>0.884034514427185</text:p>
          </table:table-cell>
          <table:table-cell table:number-columns-repeated="2"/>
        </table:table-row>
        <table:table-row table:style-name="ro1">
          <table:table-cell office:value-type="float" office:value="0.884143233299255" calcext:value-type="float">
            <text:p>0.884143233299255</text:p>
          </table:table-cell>
          <table:table-cell table:number-columns-repeated="2"/>
        </table:table-row>
        <table:table-row table:style-name="ro1">
          <table:table-cell office:value-type="float" office:value="0.902889370918274" calcext:value-type="float">
            <text:p>0.902889370918274</text:p>
          </table:table-cell>
          <table:table-cell table:number-columns-repeated="2"/>
        </table:table-row>
        <table:table-row table:style-name="ro1">
          <table:table-cell office:value-type="float" office:value="0.939579963684082" calcext:value-type="float">
            <text:p>0.939579963684082</text:p>
          </table:table-cell>
          <table:table-cell table:number-columns-repeated="2"/>
        </table:table-row>
        <table:table-row table:style-name="ro1">
          <table:table-cell office:value-type="float" office:value="0.923090517520904" calcext:value-type="float">
            <text:p>0.923090517520904</text:p>
          </table:table-cell>
          <table:table-cell table:number-columns-repeated="2"/>
        </table:table-row>
        <table:table-row table:style-name="ro1">
          <table:table-cell office:value-type="float" office:value="0.442225962877274" calcext:value-type="float">
            <text:p>0.442225962877274</text:p>
          </table:table-cell>
          <table:table-cell table:number-columns-repeated="2"/>
        </table:table-row>
        <table:table-row table:style-name="ro1">
          <table:table-cell office:value-type="float" office:value="0.540770947933197" calcext:value-type="float">
            <text:p>0.540770947933197</text:p>
          </table:table-cell>
          <table:table-cell table:number-columns-repeated="2"/>
        </table:table-row>
        <table:table-row table:style-name="ro1">
          <table:table-cell office:value-type="float" office:value="0.456021904945374" calcext:value-type="float">
            <text:p>0.456021904945374</text:p>
          </table:table-cell>
          <table:table-cell table:number-columns-repeated="2"/>
        </table:table-row>
        <table:table-row table:style-name="ro1">
          <table:table-cell office:value-type="float" office:value="0.507282912731171" calcext:value-type="float">
            <text:p>0.507282912731171</text:p>
          </table:table-cell>
          <table:table-cell table:number-columns-repeated="2"/>
        </table:table-row>
        <table:table-row table:style-name="ro1">
          <table:table-cell office:value-type="float" office:value="0.740869462490082" calcext:value-type="float">
            <text:p>0.740869462490082</text:p>
          </table:table-cell>
          <table:table-cell table:number-columns-repeated="2"/>
        </table:table-row>
        <table:table-row table:style-name="ro1">
          <table:table-cell office:value-type="float" office:value="0.640306830406189" calcext:value-type="float">
            <text:p>0.640306830406189</text:p>
          </table:table-cell>
          <table:table-cell table:number-columns-repeated="2"/>
        </table:table-row>
        <table:table-row table:style-name="ro1">
          <table:table-cell office:value-type="float" office:value="0.362788766622543" calcext:value-type="float">
            <text:p>0.362788766622543</text:p>
          </table:table-cell>
          <table:table-cell table:number-columns-repeated="2"/>
        </table:table-row>
        <table:table-row table:style-name="ro1">
          <table:table-cell office:value-type="float" office:value="0.521669983863831" calcext:value-type="float">
            <text:p>0.521669983863831</text:p>
          </table:table-cell>
          <table:table-cell table:number-columns-repeated="2"/>
        </table:table-row>
        <table:table-row table:style-name="ro1">
          <table:table-cell office:value-type="float" office:value="0.705990731716156" calcext:value-type="float">
            <text:p>0.705990731716156</text:p>
          </table:table-cell>
          <table:table-cell table:number-columns-repeated="2"/>
        </table:table-row>
        <table:table-row table:style-name="ro1">
          <table:table-cell office:value-type="float" office:value="0.675936758518219" calcext:value-type="float">
            <text:p>0.675936758518219</text:p>
          </table:table-cell>
          <table:table-cell table:number-columns-repeated="2"/>
        </table:table-row>
        <table:table-row table:style-name="ro1">
          <table:table-cell office:value-type="float" office:value="0.90944766998291" calcext:value-type="float">
            <text:p>0.90944766998291</text:p>
          </table:table-cell>
          <table:table-cell table:number-columns-repeated="2"/>
        </table:table-row>
        <table:table-row table:style-name="ro1">
          <table:table-cell office:value-type="float" office:value="0.858748972415924" calcext:value-type="float">
            <text:p>0.858748972415924</text:p>
          </table:table-cell>
          <table:table-cell table:number-columns-repeated="2"/>
        </table:table-row>
        <table:table-row table:style-name="ro1">
          <table:table-cell office:value-type="float" office:value="0.788468956947327" calcext:value-type="float">
            <text:p>0.788468956947327</text:p>
          </table:table-cell>
          <table:table-cell table:number-columns-repeated="2"/>
        </table:table-row>
        <table:table-row table:style-name="ro1">
          <table:table-cell office:value-type="float" office:value="0.604270339012146" calcext:value-type="float">
            <text:p>0.604270339012146</text:p>
          </table:table-cell>
          <table:table-cell table:number-columns-repeated="2"/>
        </table:table-row>
        <table:table-row table:style-name="ro1">
          <table:table-cell office:value-type="float" office:value="0.799721539020538" calcext:value-type="float">
            <text:p>0.799721539020538</text:p>
          </table:table-cell>
          <table:table-cell table:number-columns-repeated="2"/>
        </table:table-row>
        <table:table-row table:style-name="ro1">
          <table:table-cell office:value-type="float" office:value="0.700207650661469" calcext:value-type="float">
            <text:p>0.700207650661469</text:p>
          </table:table-cell>
          <table:table-cell table:number-columns-repeated="2"/>
        </table:table-row>
        <table:table-row table:style-name="ro1">
          <table:table-cell office:value-type="float" office:value="0.908739387989044" calcext:value-type="float">
            <text:p>0.908739387989044</text:p>
          </table:table-cell>
          <table:table-cell table:number-columns-repeated="2"/>
        </table:table-row>
        <table:table-row table:style-name="ro1">
          <table:table-cell office:value-type="float" office:value="0.873729050159454" calcext:value-type="float">
            <text:p>0.873729050159454</text:p>
          </table:table-cell>
          <table:table-cell table:number-columns-repeated="2"/>
        </table:table-row>
        <table:table-row table:style-name="ro1">
          <table:table-cell office:value-type="float" office:value="0.875901639461517" calcext:value-type="float">
            <text:p>0.875901639461517</text:p>
          </table:table-cell>
          <table:table-cell table:number-columns-repeated="2"/>
        </table:table-row>
        <table:table-row table:style-name="ro1">
          <table:table-cell office:value-type="float" office:value="0.881299555301666" calcext:value-type="float">
            <text:p>0.881299555301666</text:p>
          </table:table-cell>
          <table:table-cell table:number-columns-repeated="2"/>
        </table:table-row>
        <table:table-row table:style-name="ro1">
          <table:table-cell office:value-type="float" office:value="0.830287992954254" calcext:value-type="float">
            <text:p>0.830287992954254</text:p>
          </table:table-cell>
          <table:table-cell table:number-columns-repeated="2"/>
        </table:table-row>
        <table:table-row table:style-name="ro1">
          <table:table-cell office:value-type="float" office:value="0.898249089717865" calcext:value-type="float">
            <text:p>0.898249089717865</text:p>
          </table:table-cell>
          <table:table-cell table:number-columns-repeated="2"/>
        </table:table-row>
        <table:table-row table:style-name="ro1">
          <table:table-cell office:value-type="float" office:value="0.910006284713745" calcext:value-type="float">
            <text:p>0.910006284713745</text:p>
          </table:table-cell>
          <table:table-cell table:number-columns-repeated="2"/>
        </table:table-row>
        <table:table-row table:style-name="ro1">
          <table:table-cell office:value-type="float" office:value="0.928898453712463" calcext:value-type="float">
            <text:p>0.928898453712463</text:p>
          </table:table-cell>
          <table:table-cell table:number-columns-repeated="2"/>
        </table:table-row>
        <table:table-row table:style-name="ro1">
          <table:table-cell office:value-type="float" office:value="0.922284007072449" calcext:value-type="float">
            <text:p>0.922284007072449</text:p>
          </table:table-cell>
          <table:table-cell table:number-columns-repeated="2"/>
        </table:table-row>
        <table:table-row table:style-name="ro1">
          <table:table-cell office:value-type="float" office:value="0.868617296218872" calcext:value-type="float">
            <text:p>0.868617296218872</text:p>
          </table:table-cell>
          <table:table-cell table:number-columns-repeated="2"/>
        </table:table-row>
        <table:table-row table:style-name="ro1">
          <table:table-cell office:value-type="float" office:value="0.784312963485718" calcext:value-type="float">
            <text:p>0.784312963485718</text:p>
          </table:table-cell>
          <table:table-cell table:number-columns-repeated="2"/>
        </table:table-row>
        <table:table-row table:style-name="ro1">
          <table:table-cell office:value-type="float" office:value="0.385421812534332" calcext:value-type="float">
            <text:p>0.385421812534332</text:p>
          </table:table-cell>
          <table:table-cell table:number-columns-repeated="2"/>
        </table:table-row>
        <table:table-row table:style-name="ro1">
          <table:table-cell office:value-type="float" office:value="0.25535860657692" calcext:value-type="float">
            <text:p>0.25535860657692</text:p>
          </table:table-cell>
          <table:table-cell table:number-columns-repeated="2"/>
        </table:table-row>
        <table:table-row table:style-name="ro1">
          <table:table-cell office:value-type="float" office:value="0.343300759792328" calcext:value-type="float">
            <text:p>0.343300759792328</text:p>
          </table:table-cell>
          <table:table-cell table:number-columns-repeated="2"/>
        </table:table-row>
        <table:table-row table:style-name="ro1">
          <table:table-cell office:value-type="float" office:value="0.26681199669838" calcext:value-type="float">
            <text:p>0.26681199669838</text:p>
          </table:table-cell>
          <table:table-cell table:number-columns-repeated="2"/>
        </table:table-row>
        <table:table-row table:style-name="ro1">
          <table:table-cell office:value-type="float" office:value="0.394607931375504" calcext:value-type="float">
            <text:p>0.394607931375504</text:p>
          </table:table-cell>
          <table:table-cell table:number-columns-repeated="2"/>
        </table:table-row>
        <table:table-row table:style-name="ro1">
          <table:table-cell office:value-type="float" office:value="0.499182343482971" calcext:value-type="float">
            <text:p>0.499182343482971</text:p>
          </table:table-cell>
          <table:table-cell table:number-columns-repeated="2"/>
        </table:table-row>
        <table:table-row table:style-name="ro1">
          <table:table-cell office:value-type="float" office:value="0.646302163600922" calcext:value-type="float">
            <text:p>0.646302163600922</text:p>
          </table:table-cell>
          <table:table-cell table:number-columns-repeated="2"/>
        </table:table-row>
        <table:table-row table:style-name="ro1">
          <table:table-cell office:value-type="float" office:value="0.842921018600464" calcext:value-type="float">
            <text:p>0.842921018600464</text:p>
          </table:table-cell>
          <table:table-cell table:number-columns-repeated="2"/>
        </table:table-row>
        <table:table-row table:style-name="ro1">
          <table:table-cell office:value-type="float" office:value="0.630127727985382" calcext:value-type="float">
            <text:p>0.630127727985382</text:p>
          </table:table-cell>
          <table:table-cell table:number-columns-repeated="2"/>
        </table:table-row>
        <table:table-row table:style-name="ro1">
          <table:table-cell office:value-type="float" office:value="0.845352828502655" calcext:value-type="float">
            <text:p>0.845352828502655</text:p>
          </table:table-cell>
          <table:table-cell table:number-columns-repeated="2"/>
        </table:table-row>
        <table:table-row table:style-name="ro1">
          <table:table-cell office:value-type="float" office:value="0.580801129341126" calcext:value-type="float">
            <text:p>0.580801129341126</text:p>
          </table:table-cell>
          <table:table-cell table:number-columns-repeated="2"/>
        </table:table-row>
        <table:table-row table:style-name="ro1">
          <table:table-cell office:value-type="float" office:value="0.60132622718811" calcext:value-type="float">
            <text:p>0.60132622718811</text:p>
          </table:table-cell>
          <table:table-cell table:number-columns-repeated="2"/>
        </table:table-row>
        <table:table-row table:style-name="ro1">
          <table:table-cell office:value-type="float" office:value="0.395634561777115" calcext:value-type="float">
            <text:p>0.395634561777115</text:p>
          </table:table-cell>
          <table:table-cell table:number-columns-repeated="2"/>
        </table:table-row>
        <table:table-row table:style-name="ro1">
          <table:table-cell office:value-type="float" office:value="0.62506115436554" calcext:value-type="float">
            <text:p>0.62506115436554</text:p>
          </table:table-cell>
          <table:table-cell table:number-columns-repeated="2"/>
        </table:table-row>
        <table:table-row table:style-name="ro1">
          <table:table-cell office:value-type="float" office:value="0.588757872581482" calcext:value-type="float">
            <text:p>0.588757872581482</text:p>
          </table:table-cell>
          <table:table-cell table:number-columns-repeated="2"/>
        </table:table-row>
        <table:table-row table:style-name="ro1">
          <table:table-cell office:value-type="float" office:value="0.583346128463745" calcext:value-type="float">
            <text:p>0.583346128463745</text:p>
          </table:table-cell>
          <table:table-cell table:number-columns-repeated="2"/>
        </table:table-row>
        <table:table-row table:style-name="ro1">
          <table:table-cell office:value-type="float" office:value="0.263344705104828" calcext:value-type="float">
            <text:p>0.263344705104828</text:p>
          </table:table-cell>
          <table:table-cell table:number-columns-repeated="2"/>
        </table:table-row>
        <table:table-row table:style-name="ro1">
          <table:table-cell office:value-type="float" office:value="0.422229081392288" calcext:value-type="float">
            <text:p>0.422229081392288</text:p>
          </table:table-cell>
          <table:table-cell table:number-columns-repeated="2"/>
        </table:table-row>
        <table:table-row table:style-name="ro1">
          <table:table-cell office:value-type="float" office:value="0.275612056255341" calcext:value-type="float">
            <text:p>0.275612056255341</text:p>
          </table:table-cell>
          <table:table-cell table:number-columns-repeated="2"/>
        </table:table-row>
        <table:table-row table:style-name="ro1">
          <table:table-cell office:value-type="float" office:value="0.336637318134308" calcext:value-type="float">
            <text:p>0.336637318134308</text:p>
          </table:table-cell>
          <table:table-cell table:number-columns-repeated="2"/>
        </table:table-row>
        <table:table-row table:style-name="ro1">
          <table:table-cell office:value-type="float" office:value="0.289308845996857" calcext:value-type="float">
            <text:p>0.289308845996857</text:p>
          </table:table-cell>
          <table:table-cell table:number-columns-repeated="2"/>
        </table:table-row>
        <table:table-row table:style-name="ro1">
          <table:table-cell office:value-type="float" office:value="0.399182111024857" calcext:value-type="float">
            <text:p>0.399182111024857</text:p>
          </table:table-cell>
          <table:table-cell table:number-columns-repeated="2"/>
        </table:table-row>
        <table:table-row table:style-name="ro1">
          <table:table-cell office:value-type="float" office:value="0.32116973400116" calcext:value-type="float">
            <text:p>0.32116973400116</text:p>
          </table:table-cell>
          <table:table-cell table:number-columns-repeated="2"/>
        </table:table-row>
        <table:table-row table:style-name="ro1">
          <table:table-cell office:value-type="float" office:value="0.364180624485016" calcext:value-type="float">
            <text:p>0.364180624485016</text:p>
          </table:table-cell>
          <table:table-cell table:number-columns-repeated="2"/>
        </table:table-row>
        <table:table-row table:style-name="ro1">
          <table:table-cell office:value-type="float" office:value="0.322674602270126" calcext:value-type="float">
            <text:p>0.322674602270126</text:p>
          </table:table-cell>
          <table:table-cell table:number-columns-repeated="2"/>
        </table:table-row>
        <table:table-row table:style-name="ro1">
          <table:table-cell office:value-type="float" office:value="0.39108669757843" calcext:value-type="float">
            <text:p>0.39108669757843</text:p>
          </table:table-cell>
          <table:table-cell table:number-columns-repeated="2"/>
        </table:table-row>
        <table:table-row table:style-name="ro1">
          <table:table-cell office:value-type="float" office:value="0.335819244384766" calcext:value-type="float">
            <text:p>0.335819244384766</text:p>
          </table:table-cell>
          <table:table-cell table:number-columns-repeated="2"/>
        </table:table-row>
        <table:table-row table:style-name="ro1">
          <table:table-cell office:value-type="float" office:value="0.367176651954651" calcext:value-type="float">
            <text:p>0.367176651954651</text:p>
          </table:table-cell>
          <table:table-cell table:number-columns-repeated="2"/>
        </table:table-row>
        <table:table-row table:style-name="ro1">
          <table:table-cell office:value-type="float" office:value="0.338712841272354" calcext:value-type="float">
            <text:p>0.338712841272354</text:p>
          </table:table-cell>
          <table:table-cell table:number-columns-repeated="2"/>
        </table:table-row>
        <table:table-row table:style-name="ro1">
          <table:table-cell office:value-type="float" office:value="0.46295890212059" calcext:value-type="float">
            <text:p>0.46295890212059</text:p>
          </table:table-cell>
          <table:table-cell table:number-columns-repeated="2"/>
        </table:table-row>
        <table:table-row table:style-name="ro1">
          <table:table-cell office:value-type="float" office:value="0.343123883008957" calcext:value-type="float">
            <text:p>0.343123883008957</text:p>
          </table:table-cell>
          <table:table-cell table:number-columns-repeated="2"/>
        </table:table-row>
        <table:table-row table:style-name="ro1">
          <table:table-cell office:value-type="float" office:value="0.379250973463059" calcext:value-type="float">
            <text:p>0.379250973463059</text:p>
          </table:table-cell>
          <table:table-cell table:number-columns-repeated="2"/>
        </table:table-row>
        <table:table-row table:style-name="ro1">
          <table:table-cell office:value-type="float" office:value="0.326962351799011" calcext:value-type="float">
            <text:p>0.326962351799011</text:p>
          </table:table-cell>
          <table:table-cell table:number-columns-repeated="2"/>
        </table:table-row>
        <table:table-row table:style-name="ro1">
          <table:table-cell office:value-type="float" office:value="0.27176558971405" calcext:value-type="float">
            <text:p>0.27176558971405</text:p>
          </table:table-cell>
          <table:table-cell table:number-columns-repeated="2"/>
        </table:table-row>
        <table:table-row table:style-name="ro1">
          <table:table-cell office:value-type="float" office:value="0.272811502218246" calcext:value-type="float">
            <text:p>0.272811502218246</text:p>
          </table:table-cell>
          <table:table-cell table:number-columns-repeated="2"/>
        </table:table-row>
        <table:table-row table:style-name="ro1">
          <table:table-cell office:value-type="float" office:value="0.616704642772675" calcext:value-type="float">
            <text:p>0.616704642772675</text:p>
          </table:table-cell>
          <table:table-cell table:number-columns-repeated="2"/>
        </table:table-row>
        <table:table-row table:style-name="ro1">
          <table:table-cell office:value-type="float" office:value="0.263119131326675" calcext:value-type="float">
            <text:p>0.263119131326675</text:p>
          </table:table-cell>
          <table:table-cell table:number-columns-repeated="2"/>
        </table:table-row>
        <table:table-row table:style-name="ro1">
          <table:table-cell office:value-type="float" office:value="0.52051192522049" calcext:value-type="float">
            <text:p>0.52051192522049</text:p>
          </table:table-cell>
          <table:table-cell table:number-columns-repeated="2"/>
        </table:table-row>
        <table:table-row table:style-name="ro1">
          <table:table-cell office:value-type="float" office:value="0.537318825721741" calcext:value-type="float">
            <text:p>0.537318825721741</text:p>
          </table:table-cell>
          <table:table-cell table:number-columns-repeated="2"/>
        </table:table-row>
        <table:table-row table:style-name="ro1">
          <table:table-cell office:value-type="float" office:value="0.342280268669128" calcext:value-type="float">
            <text:p>0.342280268669128</text:p>
          </table:table-cell>
          <table:table-cell table:number-columns-repeated="2"/>
        </table:table-row>
        <table:table-row table:style-name="ro1">
          <table:table-cell office:value-type="float" office:value="0.647494256496429" calcext:value-type="float">
            <text:p>0.647494256496429</text:p>
          </table:table-cell>
          <table:table-cell table:number-columns-repeated="2"/>
        </table:table-row>
        <table:table-row table:style-name="ro1">
          <table:table-cell office:value-type="float" office:value="0.512466132640839" calcext:value-type="float">
            <text:p>0.512466132640839</text:p>
          </table:table-cell>
          <table:table-cell table:number-columns-repeated="2"/>
        </table:table-row>
        <table:table-row table:style-name="ro1">
          <table:table-cell office:value-type="float" office:value="0.431330919265747" calcext:value-type="float">
            <text:p>0.431330919265747</text:p>
          </table:table-cell>
          <table:table-cell table:number-columns-repeated="2"/>
        </table:table-row>
        <table:table-row table:style-name="ro1">
          <table:table-cell office:value-type="float" office:value="0.360273063182831" calcext:value-type="float">
            <text:p>0.360273063182831</text:p>
          </table:table-cell>
          <table:table-cell table:number-columns-repeated="2"/>
        </table:table-row>
        <table:table-row table:style-name="ro1">
          <table:table-cell office:value-type="float" office:value="0.754028499126434" calcext:value-type="float">
            <text:p>0.754028499126434</text:p>
          </table:table-cell>
          <table:table-cell table:number-columns-repeated="2"/>
        </table:table-row>
        <table:table-row table:style-name="ro1">
          <table:table-cell office:value-type="float" office:value="0.258689671754837" calcext:value-type="float">
            <text:p>0.258689671754837</text:p>
          </table:table-cell>
          <table:table-cell table:number-columns-repeated="2"/>
        </table:table-row>
        <table:table-row table:style-name="ro1">
          <table:table-cell office:value-type="float" office:value="0.888727843761444" calcext:value-type="float">
            <text:p>0.888727843761444</text:p>
          </table:table-cell>
          <table:table-cell table:number-columns-repeated="2"/>
        </table:table-row>
        <table:table-row table:style-name="ro1">
          <table:table-cell office:value-type="float" office:value="0.915414392948151" calcext:value-type="float">
            <text:p>0.915414392948151</text:p>
          </table:table-cell>
          <table:table-cell table:number-columns-repeated="2"/>
        </table:table-row>
        <table:table-row table:style-name="ro1">
          <table:table-cell office:value-type="float" office:value="0.41355374455452" calcext:value-type="float">
            <text:p>0.41355374455452</text:p>
          </table:table-cell>
          <table:table-cell table:number-columns-repeated="2"/>
        </table:table-row>
        <table:table-row table:style-name="ro1">
          <table:table-cell office:value-type="float" office:value="0.565392315387726" calcext:value-type="float">
            <text:p>0.565392315387726</text:p>
          </table:table-cell>
          <table:table-cell table:number-columns-repeated="2"/>
        </table:table-row>
        <table:table-row table:style-name="ro1">
          <table:table-cell office:value-type="float" office:value="0.382143199443817" calcext:value-type="float">
            <text:p>0.382143199443817</text:p>
          </table:table-cell>
          <table:table-cell table:number-columns-repeated="2"/>
        </table:table-row>
        <table:table-row table:style-name="ro1">
          <table:table-cell office:value-type="float" office:value="0.562250196933746" calcext:value-type="float">
            <text:p>0.562250196933746</text:p>
          </table:table-cell>
          <table:table-cell table:number-columns-repeated="2"/>
        </table:table-row>
        <table:table-row table:style-name="ro1">
          <table:table-cell office:value-type="float" office:value="0.3213130235672" calcext:value-type="float">
            <text:p>0.3213130235672</text:p>
          </table:table-cell>
          <table:table-cell table:number-columns-repeated="2"/>
        </table:table-row>
        <table:table-row table:style-name="ro1">
          <table:table-cell office:value-type="float" office:value="0.486214190721512" calcext:value-type="float">
            <text:p>0.486214190721512</text:p>
          </table:table-cell>
          <table:table-cell table:number-columns-repeated="2"/>
        </table:table-row>
        <table:table-row table:style-name="ro1">
          <table:table-cell office:value-type="float" office:value="0.270771503448486" calcext:value-type="float">
            <text:p>0.270771503448486</text:p>
          </table:table-cell>
          <table:table-cell table:number-columns-repeated="2"/>
        </table:table-row>
        <table:table-row table:style-name="ro1">
          <table:table-cell office:value-type="float" office:value="0.761245608329773" calcext:value-type="float">
            <text:p>0.761245608329773</text:p>
          </table:table-cell>
          <table:table-cell table:number-columns-repeated="2"/>
        </table:table-row>
        <table:table-row table:style-name="ro1">
          <table:table-cell office:value-type="float" office:value="0.304621338844299" calcext:value-type="float">
            <text:p>0.304621338844299</text:p>
          </table:table-cell>
          <table:table-cell table:number-columns-repeated="2"/>
        </table:table-row>
        <table:table-row table:style-name="ro1">
          <table:table-cell office:value-type="float" office:value="0.320566982030869" calcext:value-type="float">
            <text:p>0.320566982030869</text:p>
          </table:table-cell>
          <table:table-cell table:number-columns-repeated="2"/>
        </table:table-row>
        <table:table-row table:style-name="ro1">
          <table:table-cell office:value-type="float" office:value="0.302903443574905" calcext:value-type="float">
            <text:p>0.302903443574905</text:p>
          </table:table-cell>
          <table:table-cell table:number-columns-repeated="2"/>
        </table:table-row>
        <table:table-row table:style-name="ro1">
          <table:table-cell office:value-type="float" office:value="0.330962747335434" calcext:value-type="float">
            <text:p>0.330962747335434</text:p>
          </table:table-cell>
          <table:table-cell table:number-columns-repeated="2"/>
        </table:table-row>
        <table:table-row table:style-name="ro1">
          <table:table-cell office:value-type="float" office:value="0.484709054231644" calcext:value-type="float">
            <text:p>0.484709054231644</text:p>
          </table:table-cell>
          <table:table-cell table:number-columns-repeated="2"/>
        </table:table-row>
        <table:table-row table:style-name="ro1">
          <table:table-cell office:value-type="float" office:value="0.279126077890396" calcext:value-type="float">
            <text:p>0.279126077890396</text:p>
          </table:table-cell>
          <table:table-cell table:number-columns-repeated="2"/>
        </table:table-row>
        <table:table-row table:style-name="ro1">
          <table:table-cell office:value-type="float" office:value="0.355889916419983" calcext:value-type="float">
            <text:p>0.355889916419983</text:p>
          </table:table-cell>
          <table:table-cell table:number-columns-repeated="2"/>
        </table:table-row>
        <table:table-row table:style-name="ro1">
          <table:table-cell office:value-type="float" office:value="0.255741029977798" calcext:value-type="float">
            <text:p>0.255741029977798</text:p>
          </table:table-cell>
          <table:table-cell table:number-columns-repeated="2"/>
        </table:table-row>
        <table:table-row table:style-name="ro1">
          <table:table-cell office:value-type="float" office:value="0.386955469846726" calcext:value-type="float">
            <text:p>0.386955469846726</text:p>
          </table:table-cell>
          <table:table-cell table:number-columns-repeated="2"/>
        </table:table-row>
        <table:table-row table:style-name="ro1">
          <table:table-cell office:value-type="float" office:value="0.493784517049789" calcext:value-type="float">
            <text:p>0.493784517049789</text:p>
          </table:table-cell>
          <table:table-cell table:number-columns-repeated="2"/>
        </table:table-row>
        <table:table-row table:style-name="ro1">
          <table:table-cell office:value-type="float" office:value="0.584234654903412" calcext:value-type="float">
            <text:p>0.584234654903412</text:p>
          </table:table-cell>
          <table:table-cell table:number-columns-repeated="2"/>
        </table:table-row>
        <table:table-row table:style-name="ro1">
          <table:table-cell office:value-type="float" office:value="0.564337193965912" calcext:value-type="float">
            <text:p>0.564337193965912</text:p>
          </table:table-cell>
          <table:table-cell table:number-columns-repeated="2"/>
        </table:table-row>
        <table:table-row table:style-name="ro1">
          <table:table-cell office:value-type="float" office:value="0.549962222576141" calcext:value-type="float">
            <text:p>0.549962222576141</text:p>
          </table:table-cell>
          <table:table-cell table:number-columns-repeated="2"/>
        </table:table-row>
        <table:table-row table:style-name="ro1">
          <table:table-cell office:value-type="float" office:value="0.54855889081955" calcext:value-type="float">
            <text:p>0.54855889081955</text:p>
          </table:table-cell>
          <table:table-cell table:number-columns-repeated="2"/>
        </table:table-row>
        <table:table-row table:style-name="ro1">
          <table:table-cell office:value-type="float" office:value="0.578178822994232" calcext:value-type="float">
            <text:p>0.578178822994232</text:p>
          </table:table-cell>
          <table:table-cell table:number-columns-repeated="2"/>
        </table:table-row>
        <table:table-row table:style-name="ro1">
          <table:table-cell office:value-type="float" office:value="0.516319870948792" calcext:value-type="float">
            <text:p>0.516319870948792</text:p>
          </table:table-cell>
          <table:table-cell table:number-columns-repeated="2"/>
        </table:table-row>
        <table:table-row table:style-name="ro1">
          <table:table-cell office:value-type="float" office:value="0.54239547252655" calcext:value-type="float">
            <text:p>0.54239547252655</text:p>
          </table:table-cell>
          <table:table-cell table:number-columns-repeated="2"/>
        </table:table-row>
        <table:table-row table:style-name="ro1">
          <table:table-cell office:value-type="float" office:value="0.517900109291077" calcext:value-type="float">
            <text:p>0.517900109291077</text:p>
          </table:table-cell>
          <table:table-cell table:number-columns-repeated="2"/>
        </table:table-row>
        <table:table-row table:style-name="ro1">
          <table:table-cell office:value-type="float" office:value="0.496473968029022" calcext:value-type="float">
            <text:p>0.496473968029022</text:p>
          </table:table-cell>
          <table:table-cell table:number-columns-repeated="2"/>
        </table:table-row>
        <table:table-row table:style-name="ro1">
          <table:table-cell office:value-type="float" office:value="0.48180016875267" calcext:value-type="float">
            <text:p>0.48180016875267</text:p>
          </table:table-cell>
          <table:table-cell table:number-columns-repeated="2"/>
        </table:table-row>
        <table:table-row table:style-name="ro1">
          <table:table-cell office:value-type="float" office:value="0.673622250556946" calcext:value-type="float">
            <text:p>0.673622250556946</text:p>
          </table:table-cell>
          <table:table-cell table:number-columns-repeated="2"/>
        </table:table-row>
        <table:table-row table:style-name="ro1">
          <table:table-cell office:value-type="float" office:value="0.478041380643845" calcext:value-type="float">
            <text:p>0.478041380643845</text:p>
          </table:table-cell>
          <table:table-cell table:number-columns-repeated="2"/>
        </table:table-row>
        <table:table-row table:style-name="ro1">
          <table:table-cell office:value-type="float" office:value="0.911897361278534" calcext:value-type="float">
            <text:p>0.911897361278534</text:p>
          </table:table-cell>
          <table:table-cell table:number-columns-repeated="2"/>
        </table:table-row>
        <table:table-row table:style-name="ro1">
          <table:table-cell office:value-type="float" office:value="0.311184346675873" calcext:value-type="float">
            <text:p>0.311184346675873</text:p>
          </table:table-cell>
          <table:table-cell table:number-columns-repeated="2"/>
        </table:table-row>
        <table:table-row table:style-name="ro1">
          <table:table-cell office:value-type="float" office:value="0.878751158714294" calcext:value-type="float">
            <text:p>0.878751158714294</text:p>
          </table:table-cell>
          <table:table-cell table:number-columns-repeated="2"/>
        </table:table-row>
        <table:table-row table:style-name="ro1">
          <table:table-cell office:value-type="float" office:value="0.604675114154816" calcext:value-type="float">
            <text:p>0.604675114154816</text:p>
          </table:table-cell>
          <table:table-cell table:number-columns-repeated="2"/>
        </table:table-row>
        <table:table-row table:style-name="ro1">
          <table:table-cell office:value-type="float" office:value="0.268825322389603" calcext:value-type="float">
            <text:p>0.268825322389603</text:p>
          </table:table-cell>
          <table:table-cell table:number-columns-repeated="2"/>
        </table:table-row>
        <table:table-row table:style-name="ro1">
          <table:table-cell office:value-type="float" office:value="0.807953298091888" calcext:value-type="float">
            <text:p>0.807953298091888</text:p>
          </table:table-cell>
          <table:table-cell table:number-columns-repeated="2"/>
        </table:table-row>
        <table:table-row table:style-name="ro1">
          <table:table-cell office:value-type="float" office:value="0.28199303150177" calcext:value-type="float">
            <text:p>0.28199303150177</text:p>
          </table:table-cell>
          <table:table-cell table:number-columns-repeated="2"/>
        </table:table-row>
        <table:table-row table:style-name="ro1">
          <table:table-cell office:value-type="float" office:value="0.850183844566345" calcext:value-type="float">
            <text:p>0.850183844566345</text:p>
          </table:table-cell>
          <table:table-cell table:number-columns-repeated="2"/>
        </table:table-row>
        <table:table-row table:style-name="ro1">
          <table:table-cell office:value-type="float" office:value="0.261663287878036" calcext:value-type="float">
            <text:p>0.261663287878036</text:p>
          </table:table-cell>
          <table:table-cell table:number-columns-repeated="2"/>
        </table:table-row>
        <table:table-row table:style-name="ro1">
          <table:table-cell office:value-type="float" office:value="0.765920460224152" calcext:value-type="float">
            <text:p>0.765920460224152</text:p>
          </table:table-cell>
          <table:table-cell table:number-columns-repeated="2"/>
        </table:table-row>
        <table:table-row table:style-name="ro1">
          <table:table-cell office:value-type="float" office:value="0.265327900648117" calcext:value-type="float">
            <text:p>0.265327900648117</text:p>
          </table:table-cell>
          <table:table-cell table:number-columns-repeated="2"/>
        </table:table-row>
        <table:table-row table:style-name="ro1">
          <table:table-cell office:value-type="float" office:value="0.918400883674622" calcext:value-type="float">
            <text:p>0.918400883674622</text:p>
          </table:table-cell>
          <table:table-cell table:number-columns-repeated="2"/>
        </table:table-row>
        <table:table-row table:style-name="ro1">
          <table:table-cell office:value-type="float" office:value="0.718396246433258" calcext:value-type="float">
            <text:p>0.718396246433258</text:p>
          </table:table-cell>
          <table:table-cell table:number-columns-repeated="2"/>
        </table:table-row>
        <table:table-row table:style-name="ro1">
          <table:table-cell office:value-type="float" office:value="0.67509937286377" calcext:value-type="float">
            <text:p>0.67509937286377</text:p>
          </table:table-cell>
          <table:table-cell table:number-columns-repeated="2"/>
        </table:table-row>
        <table:table-row table:style-name="ro1">
          <table:table-cell office:value-type="float" office:value="0.62957763671875" calcext:value-type="float">
            <text:p>0.62957763671875</text:p>
          </table:table-cell>
          <table:table-cell table:number-columns-repeated="2"/>
        </table:table-row>
        <table:table-row table:style-name="ro1">
          <table:table-cell office:value-type="float" office:value="0.853395223617554" calcext:value-type="float">
            <text:p>0.853395223617554</text:p>
          </table:table-cell>
          <table:table-cell table:number-columns-repeated="2"/>
        </table:table-row>
        <table:table-row table:style-name="ro1">
          <table:table-cell office:value-type="float" office:value="0.849366962909699" calcext:value-type="float">
            <text:p>0.849366962909699</text:p>
          </table:table-cell>
          <table:table-cell table:number-columns-repeated="2"/>
        </table:table-row>
        <table:table-row table:style-name="ro1">
          <table:table-cell office:value-type="float" office:value="0.807982861995697" calcext:value-type="float">
            <text:p>0.807982861995697</text:p>
          </table:table-cell>
          <table:table-cell table:number-columns-repeated="2"/>
        </table:table-row>
        <table:table-row table:style-name="ro1">
          <table:table-cell office:value-type="float" office:value="0.831307172775269" calcext:value-type="float">
            <text:p>0.831307172775269</text:p>
          </table:table-cell>
          <table:table-cell table:number-columns-repeated="2"/>
        </table:table-row>
        <table:table-row table:style-name="ro1">
          <table:table-cell office:value-type="float" office:value="0.811810970306397" calcext:value-type="float">
            <text:p>0.811810970306397</text:p>
          </table:table-cell>
          <table:table-cell table:number-columns-repeated="2"/>
        </table:table-row>
        <table:table-row table:style-name="ro1">
          <table:table-cell office:value-type="float" office:value="0.801080405712128" calcext:value-type="float">
            <text:p>0.801080405712128</text:p>
          </table:table-cell>
          <table:table-cell table:number-columns-repeated="2"/>
        </table:table-row>
        <table:table-row table:style-name="ro1">
          <table:table-cell office:value-type="float" office:value="0.812257528305054" calcext:value-type="float">
            <text:p>0.812257528305054</text:p>
          </table:table-cell>
          <table:table-cell table:number-columns-repeated="2"/>
        </table:table-row>
        <table:table-row table:style-name="ro1">
          <table:table-cell office:value-type="float" office:value="0.814222157001495" calcext:value-type="float">
            <text:p>0.814222157001495</text:p>
          </table:table-cell>
          <table:table-cell table:number-columns-repeated="2"/>
        </table:table-row>
        <table:table-row table:style-name="ro1">
          <table:table-cell office:value-type="float" office:value="0.765301287174225" calcext:value-type="float">
            <text:p>0.765301287174225</text:p>
          </table:table-cell>
          <table:table-cell table:number-columns-repeated="2"/>
        </table:table-row>
        <table:table-row table:style-name="ro1">
          <table:table-cell office:value-type="float" office:value="0.396236002445221" calcext:value-type="float">
            <text:p>0.396236002445221</text:p>
          </table:table-cell>
          <table:table-cell table:number-columns-repeated="2"/>
        </table:table-row>
        <table:table-row table:style-name="ro1">
          <table:table-cell office:value-type="float" office:value="0.735394477844238" calcext:value-type="float">
            <text:p>0.735394477844238</text:p>
          </table:table-cell>
          <table:table-cell table:number-columns-repeated="2"/>
        </table:table-row>
        <table:table-row table:style-name="ro1">
          <table:table-cell office:value-type="float" office:value="0.417121767997742" calcext:value-type="float">
            <text:p>0.417121767997742</text:p>
          </table:table-cell>
          <table:table-cell table:number-columns-repeated="2"/>
        </table:table-row>
        <table:table-row table:style-name="ro1">
          <table:table-cell office:value-type="float" office:value="0.735424637794495" calcext:value-type="float">
            <text:p>0.735424637794495</text:p>
          </table:table-cell>
          <table:table-cell table:number-columns-repeated="2"/>
        </table:table-row>
        <table:table-row table:style-name="ro1">
          <table:table-cell office:value-type="float" office:value="0.341996282339096" calcext:value-type="float">
            <text:p>0.341996282339096</text:p>
          </table:table-cell>
          <table:table-cell table:number-columns-repeated="2"/>
        </table:table-row>
        <table:table-row table:style-name="ro1">
          <table:table-cell office:value-type="float" office:value="0.421227693557739" calcext:value-type="float">
            <text:p>0.421227693557739</text:p>
          </table:table-cell>
          <table:table-cell table:number-columns-repeated="2"/>
        </table:table-row>
        <table:table-row table:style-name="ro1">
          <table:table-cell office:value-type="float" office:value="0.433990240097046" calcext:value-type="float">
            <text:p>0.433990240097046</text:p>
          </table:table-cell>
          <table:table-cell table:number-columns-repeated="2"/>
        </table:table-row>
        <table:table-row table:style-name="ro1">
          <table:table-cell office:value-type="float" office:value="0.38823065161705" calcext:value-type="float">
            <text:p>0.38823065161705</text:p>
          </table:table-cell>
          <table:table-cell table:number-columns-repeated="2"/>
        </table:table-row>
        <table:table-row table:style-name="ro1">
          <table:table-cell office:value-type="float" office:value="0.353918492794037" calcext:value-type="float">
            <text:p>0.353918492794037</text:p>
          </table:table-cell>
          <table:table-cell table:number-columns-repeated="2"/>
        </table:table-row>
        <table:table-row table:style-name="ro1">
          <table:table-cell office:value-type="float" office:value="0.34393098950386" calcext:value-type="float">
            <text:p>0.34393098950386</text:p>
          </table:table-cell>
          <table:table-cell table:number-columns-repeated="2"/>
        </table:table-row>
        <table:table-row table:style-name="ro1">
          <table:table-cell office:value-type="float" office:value="0.335355997085571" calcext:value-type="float">
            <text:p>0.335355997085571</text:p>
          </table:table-cell>
          <table:table-cell table:number-columns-repeated="2"/>
        </table:table-row>
        <table:table-row table:style-name="ro1">
          <table:table-cell office:value-type="float" office:value="0.341506719589233" calcext:value-type="float">
            <text:p>0.341506719589233</text:p>
          </table:table-cell>
          <table:table-cell table:number-columns-repeated="2"/>
        </table:table-row>
        <table:table-row table:style-name="ro1">
          <table:table-cell office:value-type="float" office:value="0.363899677991867" calcext:value-type="float">
            <text:p>0.363899677991867</text:p>
          </table:table-cell>
          <table:table-cell table:number-columns-repeated="2"/>
        </table:table-row>
        <table:table-row table:style-name="ro1">
          <table:table-cell office:value-type="float" office:value="0.393274188041687" calcext:value-type="float">
            <text:p>0.393274188041687</text:p>
          </table:table-cell>
          <table:table-cell table:number-columns-repeated="2"/>
        </table:table-row>
        <table:table-row table:style-name="ro1">
          <table:table-cell office:value-type="float" office:value="0.270642191171646" calcext:value-type="float">
            <text:p>0.270642191171646</text:p>
          </table:table-cell>
          <table:table-cell table:number-columns-repeated="2"/>
        </table:table-row>
        <table:table-row table:style-name="ro1">
          <table:table-cell office:value-type="float" office:value="0.272451370954514" calcext:value-type="float">
            <text:p>0.272451370954514</text:p>
          </table:table-cell>
          <table:table-cell table:number-columns-repeated="2"/>
        </table:table-row>
        <table:table-row table:style-name="ro1">
          <table:table-cell office:value-type="float" office:value="0.277874886989593" calcext:value-type="float">
            <text:p>0.277874886989593</text:p>
          </table:table-cell>
          <table:table-cell table:number-columns-repeated="2"/>
        </table:table-row>
        <table:table-row table:style-name="ro1">
          <table:table-cell office:value-type="float" office:value="0.286319077014923" calcext:value-type="float">
            <text:p>0.286319077014923</text:p>
          </table:table-cell>
          <table:table-cell table:number-columns-repeated="2"/>
        </table:table-row>
        <table:table-row table:style-name="ro1">
          <table:table-cell office:value-type="float" office:value="0.256371438503265" calcext:value-type="float">
            <text:p>0.256371438503265</text:p>
          </table:table-cell>
          <table:table-cell table:number-columns-repeated="2"/>
        </table:table-row>
        <table:table-row table:style-name="ro1">
          <table:table-cell office:value-type="float" office:value="0.259620696306229" calcext:value-type="float">
            <text:p>0.259620696306229</text:p>
          </table:table-cell>
          <table:table-cell table:number-columns-repeated="2"/>
        </table:table-row>
        <table:table-row table:style-name="ro1">
          <table:table-cell office:value-type="float" office:value="0.303312659263611" calcext:value-type="float">
            <text:p>0.303312659263611</text:p>
          </table:table-cell>
          <table:table-cell table:number-columns-repeated="2"/>
        </table:table-row>
        <table:table-row table:style-name="ro1">
          <table:table-cell office:value-type="float" office:value="0.358789384365082" calcext:value-type="float">
            <text:p>0.358789384365082</text:p>
          </table:table-cell>
          <table:table-cell table:number-columns-repeated="2"/>
        </table:table-row>
        <table:table-row table:style-name="ro1">
          <table:table-cell office:value-type="float" office:value="0.373555958271027" calcext:value-type="float">
            <text:p>0.373555958271027</text:p>
          </table:table-cell>
          <table:table-cell table:number-columns-repeated="2"/>
        </table:table-row>
        <table:table-row table:style-name="ro1">
          <table:table-cell office:value-type="float" office:value="0.307181507349014" calcext:value-type="float">
            <text:p>0.307181507349014</text:p>
          </table:table-cell>
          <table:table-cell table:number-columns-repeated="2"/>
        </table:table-row>
        <table:table-row table:style-name="ro1">
          <table:table-cell office:value-type="float" office:value="0.263310670852661" calcext:value-type="float">
            <text:p>0.263310670852661</text:p>
          </table:table-cell>
          <table:table-cell table:number-columns-repeated="2"/>
        </table:table-row>
        <table:table-row table:style-name="ro1">
          <table:table-cell office:value-type="float" office:value="0.262192159891129" calcext:value-type="float">
            <text:p>0.262192159891129</text:p>
          </table:table-cell>
          <table:table-cell table:number-columns-repeated="2"/>
        </table:table-row>
        <table:table-row table:style-name="ro1">
          <table:table-cell office:value-type="float" office:value="0.611386299133301" calcext:value-type="float">
            <text:p>0.611386299133301</text:p>
          </table:table-cell>
          <table:table-cell table:number-columns-repeated="2"/>
        </table:table-row>
        <table:table-row table:style-name="ro1">
          <table:table-cell office:value-type="float" office:value="0.524161994457245" calcext:value-type="float">
            <text:p>0.524161994457245</text:p>
          </table:table-cell>
          <table:table-cell table:number-columns-repeated="2"/>
        </table:table-row>
        <table:table-row table:style-name="ro1">
          <table:table-cell office:value-type="float" office:value="0.597671151161194" calcext:value-type="float">
            <text:p>0.597671151161194</text:p>
          </table:table-cell>
          <table:table-cell table:number-columns-repeated="2"/>
        </table:table-row>
        <table:table-row table:style-name="ro1">
          <table:table-cell office:value-type="float" office:value="0.431862115859985" calcext:value-type="float">
            <text:p>0.431862115859985</text:p>
          </table:table-cell>
          <table:table-cell table:number-columns-repeated="2"/>
        </table:table-row>
        <table:table-row table:style-name="ro1">
          <table:table-cell office:value-type="float" office:value="0.610456109046936" calcext:value-type="float">
            <text:p>0.610456109046936</text:p>
          </table:table-cell>
          <table:table-cell table:number-columns-repeated="2"/>
        </table:table-row>
        <table:table-row table:style-name="ro1">
          <table:table-cell office:value-type="float" office:value="0.784420430660248" calcext:value-type="float">
            <text:p>0.784420430660248</text:p>
          </table:table-cell>
          <table:table-cell table:number-columns-repeated="2"/>
        </table:table-row>
        <table:table-row table:style-name="ro1">
          <table:table-cell office:value-type="float" office:value="0.774267554283142" calcext:value-type="float">
            <text:p>0.774267554283142</text:p>
          </table:table-cell>
          <table:table-cell table:number-columns-repeated="2"/>
        </table:table-row>
        <table:table-row table:style-name="ro1">
          <table:table-cell office:value-type="float" office:value="0.749190211296081" calcext:value-type="float">
            <text:p>0.749190211296081</text:p>
          </table:table-cell>
          <table:table-cell table:number-columns-repeated="2"/>
        </table:table-row>
        <table:table-row table:style-name="ro1">
          <table:table-cell office:value-type="float" office:value="0.711901783943176" calcext:value-type="float">
            <text:p>0.711901783943176</text:p>
          </table:table-cell>
          <table:table-cell table:number-columns-repeated="2"/>
        </table:table-row>
        <table:table-row table:style-name="ro1">
          <table:table-cell office:value-type="float" office:value="0.614988565444946" calcext:value-type="float">
            <text:p>0.614988565444946</text:p>
          </table:table-cell>
          <table:table-cell table:number-columns-repeated="2"/>
        </table:table-row>
        <table:table-row table:style-name="ro1">
          <table:table-cell office:value-type="float" office:value="0.609603941440582" calcext:value-type="float">
            <text:p>0.609603941440582</text:p>
          </table:table-cell>
          <table:table-cell table:number-columns-repeated="2"/>
        </table:table-row>
        <table:table-row table:style-name="ro1">
          <table:table-cell office:value-type="float" office:value="0.640994608402252" calcext:value-type="float">
            <text:p>0.640994608402252</text:p>
          </table:table-cell>
          <table:table-cell table:number-columns-repeated="2"/>
        </table:table-row>
        <table:table-row table:style-name="ro1">
          <table:table-cell office:value-type="float" office:value="0.66200065612793" calcext:value-type="float">
            <text:p>0.66200065612793</text:p>
          </table:table-cell>
          <table:table-cell table:number-columns-repeated="2"/>
        </table:table-row>
        <table:table-row table:style-name="ro1">
          <table:table-cell office:value-type="float" office:value="0.653770506381989" calcext:value-type="float">
            <text:p>0.653770506381989</text:p>
          </table:table-cell>
          <table:table-cell table:number-columns-repeated="2"/>
        </table:table-row>
        <table:table-row table:style-name="ro1">
          <table:table-cell office:value-type="float" office:value="0.667246818542481" calcext:value-type="float">
            <text:p>0.667246818542481</text:p>
          </table:table-cell>
          <table:table-cell table:number-columns-repeated="2"/>
        </table:table-row>
        <table:table-row table:style-name="ro1">
          <table:table-cell office:value-type="float" office:value="0.640100657939911" calcext:value-type="float">
            <text:p>0.640100657939911</text:p>
          </table:table-cell>
          <table:table-cell table:number-columns-repeated="2"/>
        </table:table-row>
        <table:table-row table:style-name="ro1">
          <table:table-cell office:value-type="float" office:value="0.610639631748199" calcext:value-type="float">
            <text:p>0.610639631748199</text:p>
          </table:table-cell>
          <table:table-cell table:number-columns-repeated="2"/>
        </table:table-row>
        <table:table-row table:style-name="ro1">
          <table:table-cell office:value-type="float" office:value="0.602302551269531" calcext:value-type="float">
            <text:p>0.602302551269531</text:p>
          </table:table-cell>
          <table:table-cell table:number-columns-repeated="2"/>
        </table:table-row>
        <table:table-row table:style-name="ro1">
          <table:table-cell office:value-type="float" office:value="0.611198425292969" calcext:value-type="float">
            <text:p>0.611198425292969</text:p>
          </table:table-cell>
          <table:table-cell table:number-columns-repeated="2"/>
        </table:table-row>
        <table:table-row table:style-name="ro1">
          <table:table-cell office:value-type="float" office:value="0.602270781993866" calcext:value-type="float">
            <text:p>0.602270781993866</text:p>
          </table:table-cell>
          <table:table-cell table:number-columns-repeated="2"/>
        </table:table-row>
        <table:table-row table:style-name="ro1">
          <table:table-cell office:value-type="float" office:value="0.58515065908432" calcext:value-type="float">
            <text:p>0.58515065908432</text:p>
          </table:table-cell>
          <table:table-cell table:number-columns-repeated="2"/>
        </table:table-row>
        <table:table-row table:style-name="ro1">
          <table:table-cell office:value-type="float" office:value="0.607268035411835" calcext:value-type="float">
            <text:p>0.607268035411835</text:p>
          </table:table-cell>
          <table:table-cell table:number-columns-repeated="2"/>
        </table:table-row>
        <table:table-row table:style-name="ro1">
          <table:table-cell office:value-type="float" office:value="0.61456710100174" calcext:value-type="float">
            <text:p>0.61456710100174</text:p>
          </table:table-cell>
          <table:table-cell table:number-columns-repeated="2"/>
        </table:table-row>
        <table:table-row table:style-name="ro1">
          <table:table-cell office:value-type="float" office:value="0.618318676948547" calcext:value-type="float">
            <text:p>0.618318676948547</text:p>
          </table:table-cell>
          <table:table-cell table:number-columns-repeated="2"/>
        </table:table-row>
        <table:table-row table:style-name="ro1">
          <table:table-cell office:value-type="float" office:value="0.657345414161682" calcext:value-type="float">
            <text:p>0.657345414161682</text:p>
          </table:table-cell>
          <table:table-cell table:number-columns-repeated="2"/>
        </table:table-row>
        <table:table-row table:style-name="ro1">
          <table:table-cell office:value-type="float" office:value="0.626205563545227" calcext:value-type="float">
            <text:p>0.626205563545227</text:p>
          </table:table-cell>
          <table:table-cell table:number-columns-repeated="2"/>
        </table:table-row>
        <table:table-row table:style-name="ro1">
          <table:table-cell office:value-type="float" office:value="0.764995217323303" calcext:value-type="float">
            <text:p>0.764995217323303</text:p>
          </table:table-cell>
          <table:table-cell table:number-columns-repeated="2"/>
        </table:table-row>
        <table:table-row table:style-name="ro1">
          <table:table-cell office:value-type="float" office:value="0.772375047206879" calcext:value-type="float">
            <text:p>0.772375047206879</text:p>
          </table:table-cell>
          <table:table-cell table:number-columns-repeated="2"/>
        </table:table-row>
        <table:table-row table:style-name="ro1">
          <table:table-cell office:value-type="float" office:value="0.777268767356873" calcext:value-type="float">
            <text:p>0.777268767356873</text:p>
          </table:table-cell>
          <table:table-cell table:number-columns-repeated="2"/>
        </table:table-row>
        <table:table-row table:style-name="ro1">
          <table:table-cell office:value-type="float" office:value="0.777171611785889" calcext:value-type="float">
            <text:p>0.777171611785889</text:p>
          </table:table-cell>
          <table:table-cell table:number-columns-repeated="2"/>
        </table:table-row>
        <table:table-row table:style-name="ro1">
          <table:table-cell office:value-type="float" office:value="0.777512788772583" calcext:value-type="float">
            <text:p>0.777512788772583</text:p>
          </table:table-cell>
          <table:table-cell table:number-columns-repeated="2"/>
        </table:table-row>
        <table:table-row table:style-name="ro1">
          <table:table-cell office:value-type="float" office:value="0.763756096363068" calcext:value-type="float">
            <text:p>0.763756096363068</text:p>
          </table:table-cell>
          <table:table-cell table:number-columns-repeated="2"/>
        </table:table-row>
        <table:table-row table:style-name="ro1">
          <table:table-cell office:value-type="float" office:value="0.780075967311859" calcext:value-type="float">
            <text:p>0.780075967311859</text:p>
          </table:table-cell>
          <table:table-cell table:number-columns-repeated="2"/>
        </table:table-row>
        <table:table-row table:style-name="ro1">
          <table:table-cell office:value-type="float" office:value="0.770832061767578" calcext:value-type="float">
            <text:p>0.770832061767578</text:p>
          </table:table-cell>
          <table:table-cell table:number-columns-repeated="2"/>
        </table:table-row>
        <table:table-row table:style-name="ro1">
          <table:table-cell office:value-type="float" office:value="0.773450136184692" calcext:value-type="float">
            <text:p>0.773450136184692</text:p>
          </table:table-cell>
          <table:table-cell table:number-columns-repeated="2"/>
        </table:table-row>
        <table:table-row table:style-name="ro1">
          <table:table-cell office:value-type="float" office:value="0.77519816160202" calcext:value-type="float">
            <text:p>0.77519816160202</text:p>
          </table:table-cell>
          <table:table-cell table:number-columns-repeated="2"/>
        </table:table-row>
        <table:table-row table:style-name="ro1">
          <table:table-cell office:value-type="float" office:value="0.766704797744751" calcext:value-type="float">
            <text:p>0.766704797744751</text:p>
          </table:table-cell>
          <table:table-cell table:number-columns-repeated="2"/>
        </table:table-row>
        <table:table-row table:style-name="ro1">
          <table:table-cell office:value-type="float" office:value="0.773970365524292" calcext:value-type="float">
            <text:p>0.773970365524292</text:p>
          </table:table-cell>
          <table:table-cell table:number-columns-repeated="2"/>
        </table:table-row>
        <table:table-row table:style-name="ro1">
          <table:table-cell office:value-type="float" office:value="0.782154738903046" calcext:value-type="float">
            <text:p>0.782154738903046</text:p>
          </table:table-cell>
          <table:table-cell table:number-columns-repeated="2"/>
        </table:table-row>
        <table:table-row table:style-name="ro1">
          <table:table-cell office:value-type="float" office:value="0.746543884277344" calcext:value-type="float">
            <text:p>0.746543884277344</text:p>
          </table:table-cell>
          <table:table-cell table:number-columns-repeated="2"/>
        </table:table-row>
        <table:table-row table:style-name="ro1">
          <table:table-cell office:value-type="float" office:value="0.785799443721771" calcext:value-type="float">
            <text:p>0.785799443721771</text:p>
          </table:table-cell>
          <table:table-cell table:number-columns-repeated="2"/>
        </table:table-row>
        <table:table-row table:style-name="ro1">
          <table:table-cell office:value-type="float" office:value="0.846915781497955" calcext:value-type="float">
            <text:p>0.846915781497955</text:p>
          </table:table-cell>
          <table:table-cell table:number-columns-repeated="2"/>
        </table:table-row>
        <table:table-row table:style-name="ro1">
          <table:table-cell office:value-type="float" office:value="0.288202553987503" calcext:value-type="float">
            <text:p>0.288202553987503</text:p>
          </table:table-cell>
          <table:table-cell table:number-columns-repeated="2"/>
        </table:table-row>
        <table:table-row table:style-name="ro1">
          <table:table-cell office:value-type="float" office:value="0.31424480676651" calcext:value-type="float">
            <text:p>0.31424480676651</text:p>
          </table:table-cell>
          <table:table-cell table:number-columns-repeated="2"/>
        </table:table-row>
        <table:table-row table:style-name="ro1">
          <table:table-cell office:value-type="float" office:value="0.29910734295845" calcext:value-type="float">
            <text:p>0.29910734295845</text:p>
          </table:table-cell>
          <table:table-cell table:number-columns-repeated="2"/>
        </table:table-row>
        <table:table-row table:style-name="ro1">
          <table:table-cell office:value-type="float" office:value="0.305574357509613" calcext:value-type="float">
            <text:p>0.305574357509613</text:p>
          </table:table-cell>
          <table:table-cell table:number-columns-repeated="2"/>
        </table:table-row>
        <table:table-row table:style-name="ro1">
          <table:table-cell office:value-type="float" office:value="0.335430651903152" calcext:value-type="float">
            <text:p>0.335430651903152</text:p>
          </table:table-cell>
          <table:table-cell table:number-columns-repeated="2"/>
        </table:table-row>
        <table:table-row table:style-name="ro1">
          <table:table-cell office:value-type="float" office:value="0.309529364109039" calcext:value-type="float">
            <text:p>0.309529364109039</text:p>
          </table:table-cell>
          <table:table-cell table:number-columns-repeated="2"/>
        </table:table-row>
        <table:table-row table:style-name="ro1">
          <table:table-cell office:value-type="float" office:value="0.382782459259033" calcext:value-type="float">
            <text:p>0.382782459259033</text:p>
          </table:table-cell>
          <table:table-cell table:number-columns-repeated="2"/>
        </table:table-row>
        <table:table-row table:style-name="ro1">
          <table:table-cell office:value-type="float" office:value="0.390651196241379" calcext:value-type="float">
            <text:p>0.390651196241379</text:p>
          </table:table-cell>
          <table:table-cell table:number-columns-repeated="2"/>
        </table:table-row>
        <table:table-row table:style-name="ro1">
          <table:table-cell office:value-type="float" office:value="0.395789295434952" calcext:value-type="float">
            <text:p>0.395789295434952</text:p>
          </table:table-cell>
          <table:table-cell table:number-columns-repeated="2"/>
        </table:table-row>
        <table:table-row table:style-name="ro1">
          <table:table-cell office:value-type="float" office:value="0.404780834913254" calcext:value-type="float">
            <text:p>0.404780834913254</text:p>
          </table:table-cell>
          <table:table-cell table:number-columns-repeated="2"/>
        </table:table-row>
        <table:table-row table:style-name="ro1">
          <table:table-cell office:value-type="float" office:value="0.395253121852875" calcext:value-type="float">
            <text:p>0.395253121852875</text:p>
          </table:table-cell>
          <table:table-cell table:number-columns-repeated="2"/>
        </table:table-row>
        <table:table-row table:style-name="ro1">
          <table:table-cell office:value-type="float" office:value="0.366016089916229" calcext:value-type="float">
            <text:p>0.366016089916229</text:p>
          </table:table-cell>
          <table:table-cell table:number-columns-repeated="2"/>
        </table:table-row>
        <table:table-row table:style-name="ro1">
          <table:table-cell office:value-type="float" office:value="0.388848274946213" calcext:value-type="float">
            <text:p>0.388848274946213</text:p>
          </table:table-cell>
          <table:table-cell table:number-columns-repeated="2"/>
        </table:table-row>
        <table:table-row table:style-name="ro1">
          <table:table-cell office:value-type="float" office:value="0.431172162294388" calcext:value-type="float">
            <text:p>0.431172162294388</text:p>
          </table:table-cell>
          <table:table-cell table:number-columns-repeated="2"/>
        </table:table-row>
        <table:table-row table:style-name="ro1">
          <table:table-cell office:value-type="float" office:value="0.423297494649887" calcext:value-type="float">
            <text:p>0.423297494649887</text:p>
          </table:table-cell>
          <table:table-cell table:number-columns-repeated="2"/>
        </table:table-row>
        <table:table-row table:style-name="ro1">
          <table:table-cell office:value-type="float" office:value="0.465417474508285" calcext:value-type="float">
            <text:p>0.465417474508285</text:p>
          </table:table-cell>
          <table:table-cell table:number-columns-repeated="2"/>
        </table:table-row>
        <table:table-row table:style-name="ro1">
          <table:table-cell office:value-type="float" office:value="0.453717947006226" calcext:value-type="float">
            <text:p>0.453717947006226</text:p>
          </table:table-cell>
          <table:table-cell table:number-columns-repeated="2"/>
        </table:table-row>
        <table:table-row table:style-name="ro1">
          <table:table-cell office:value-type="float" office:value="0.44753298163414" calcext:value-type="float">
            <text:p>0.44753298163414</text:p>
          </table:table-cell>
          <table:table-cell table:number-columns-repeated="2"/>
        </table:table-row>
        <table:table-row table:style-name="ro1">
          <table:table-cell office:value-type="float" office:value="0.418871581554413" calcext:value-type="float">
            <text:p>0.418871581554413</text:p>
          </table:table-cell>
          <table:table-cell table:number-columns-repeated="2"/>
        </table:table-row>
        <table:table-row table:style-name="ro1">
          <table:table-cell office:value-type="float" office:value="0.412879586219788" calcext:value-type="float">
            <text:p>0.412879586219788</text:p>
          </table:table-cell>
          <table:table-cell table:number-columns-repeated="2"/>
        </table:table-row>
        <table:table-row table:style-name="ro1">
          <table:table-cell office:value-type="float" office:value="0.413547337055206" calcext:value-type="float">
            <text:p>0.413547337055206</text:p>
          </table:table-cell>
          <table:table-cell table:number-columns-repeated="2"/>
        </table:table-row>
        <table:table-row table:style-name="ro1">
          <table:table-cell office:value-type="float" office:value="0.389014005661011" calcext:value-type="float">
            <text:p>0.389014005661011</text:p>
          </table:table-cell>
          <table:table-cell table:number-columns-repeated="2"/>
        </table:table-row>
        <table:table-row table:style-name="ro1">
          <table:table-cell office:value-type="float" office:value="0.259153097867966" calcext:value-type="float">
            <text:p>0.259153097867966</text:p>
          </table:table-cell>
          <table:table-cell table:number-columns-repeated="2"/>
        </table:table-row>
        <table:table-row table:style-name="ro1">
          <table:table-cell office:value-type="float" office:value="0.256687790155411" calcext:value-type="float">
            <text:p>0.256687790155411</text:p>
          </table:table-cell>
          <table:table-cell table:number-columns-repeated="2"/>
        </table:table-row>
        <table:table-row table:style-name="ro1">
          <table:table-cell office:value-type="float" office:value="0.258651316165924" calcext:value-type="float">
            <text:p>0.258651316165924</text:p>
          </table:table-cell>
          <table:table-cell table:number-columns-repeated="2"/>
        </table:table-row>
        <table:table-row table:style-name="ro1">
          <table:table-cell office:value-type="float" office:value="0.279982686042786" calcext:value-type="float">
            <text:p>0.279982686042786</text:p>
          </table:table-cell>
          <table:table-cell table:number-columns-repeated="2"/>
        </table:table-row>
        <table:table-row table:style-name="ro1">
          <table:table-cell office:value-type="float" office:value="0.278387010097504" calcext:value-type="float">
            <text:p>0.278387010097504</text:p>
          </table:table-cell>
          <table:table-cell table:number-columns-repeated="2"/>
        </table:table-row>
        <table:table-row table:style-name="ro1">
          <table:table-cell office:value-type="float" office:value="0.325154423713684" calcext:value-type="float">
            <text:p>0.325154423713684</text:p>
          </table:table-cell>
          <table:table-cell table:number-columns-repeated="2"/>
        </table:table-row>
        <table:table-row table:style-name="ro1">
          <table:table-cell office:value-type="float" office:value="0.350495547056198" calcext:value-type="float">
            <text:p>0.350495547056198</text:p>
          </table:table-cell>
          <table:table-cell table:number-columns-repeated="2"/>
        </table:table-row>
        <table:table-row table:style-name="ro1">
          <table:table-cell office:value-type="float" office:value="0.350769579410553" calcext:value-type="float">
            <text:p>0.350769579410553</text:p>
          </table:table-cell>
          <table:table-cell table:number-columns-repeated="2"/>
        </table:table-row>
        <table:table-row table:style-name="ro1">
          <table:table-cell office:value-type="float" office:value="0.359411537647247" calcext:value-type="float">
            <text:p>0.359411537647247</text:p>
          </table:table-cell>
          <table:table-cell table:number-columns-repeated="2"/>
        </table:table-row>
        <table:table-row table:style-name="ro1">
          <table:table-cell office:value-type="float" office:value="0.346034377813339" calcext:value-type="float">
            <text:p>0.346034377813339</text:p>
          </table:table-cell>
          <table:table-cell table:number-columns-repeated="2"/>
        </table:table-row>
        <table:table-row table:style-name="ro1">
          <table:table-cell office:value-type="float" office:value="0.266016006469727" calcext:value-type="float">
            <text:p>0.266016006469727</text:p>
          </table:table-cell>
          <table:table-cell table:number-columns-repeated="2"/>
        </table:table-row>
        <table:table-row table:style-name="ro1">
          <table:table-cell office:value-type="float" office:value="0.290868699550629" calcext:value-type="float">
            <text:p>0.290868699550629</text:p>
          </table:table-cell>
          <table:table-cell table:number-columns-repeated="2"/>
        </table:table-row>
        <table:table-row table:style-name="ro1">
          <table:table-cell office:value-type="float" office:value="0.294247210025787" calcext:value-type="float">
            <text:p>0.294247210025787</text:p>
          </table:table-cell>
          <table:table-cell table:number-columns-repeated="2"/>
        </table:table-row>
        <table:table-row table:style-name="ro1">
          <table:table-cell office:value-type="float" office:value="0.26347491145134" calcext:value-type="float">
            <text:p>0.26347491145134</text:p>
          </table:table-cell>
          <table:table-cell table:number-columns-repeated="2"/>
        </table:table-row>
        <table:table-row table:style-name="ro1">
          <table:table-cell office:value-type="float" office:value="0.263674288988113" calcext:value-type="float">
            <text:p>0.263674288988113</text:p>
          </table:table-cell>
          <table:table-cell table:number-columns-repeated="2"/>
        </table:table-row>
        <table:table-row table:style-name="ro1">
          <table:table-cell office:value-type="float" office:value="0.252664268016815" calcext:value-type="float">
            <text:p>0.252664268016815</text:p>
          </table:table-cell>
          <table:table-cell table:number-columns-repeated="2"/>
        </table:table-row>
        <table:table-row table:style-name="ro1">
          <table:table-cell office:value-type="float" office:value="0.510380566120148" calcext:value-type="float">
            <text:p>0.510380566120148</text:p>
          </table:table-cell>
          <table:table-cell table:number-columns-repeated="2"/>
        </table:table-row>
        <table:table-row table:style-name="ro1">
          <table:table-cell office:value-type="float" office:value="0.759835958480835" calcext:value-type="float">
            <text:p>0.759835958480835</text:p>
          </table:table-cell>
          <table:table-cell table:number-columns-repeated="2"/>
        </table:table-row>
        <table:table-row table:style-name="ro1">
          <table:table-cell office:value-type="float" office:value="0.791768074035645" calcext:value-type="float">
            <text:p>0.791768074035645</text:p>
          </table:table-cell>
          <table:table-cell table:number-columns-repeated="2"/>
        </table:table-row>
        <table:table-row table:style-name="ro1">
          <table:table-cell office:value-type="float" office:value="0.816858112812042" calcext:value-type="float">
            <text:p>0.816858112812042</text:p>
          </table:table-cell>
          <table:table-cell table:number-columns-repeated="2"/>
        </table:table-row>
        <table:table-row table:style-name="ro1">
          <table:table-cell office:value-type="float" office:value="0.807525753974915" calcext:value-type="float">
            <text:p>0.807525753974915</text:p>
          </table:table-cell>
          <table:table-cell table:number-columns-repeated="2"/>
        </table:table-row>
        <table:table-row table:style-name="ro1">
          <table:table-cell office:value-type="float" office:value="0.252670437097549" calcext:value-type="float">
            <text:p>0.252670437097549</text:p>
          </table:table-cell>
          <table:table-cell table:number-columns-repeated="2"/>
        </table:table-row>
        <table:table-row table:style-name="ro1">
          <table:table-cell office:value-type="float" office:value="0.707743942737579" calcext:value-type="float">
            <text:p>0.707743942737579</text:p>
          </table:table-cell>
          <table:table-cell table:number-columns-repeated="2"/>
        </table:table-row>
        <table:table-row table:style-name="ro1">
          <table:table-cell office:value-type="float" office:value="0.527171730995178" calcext:value-type="float">
            <text:p>0.527171730995178</text:p>
          </table:table-cell>
          <table:table-cell table:number-columns-repeated="2"/>
        </table:table-row>
        <table:table-row table:style-name="ro1">
          <table:table-cell office:value-type="float" office:value="0.32906848192215" calcext:value-type="float">
            <text:p>0.32906848192215</text:p>
          </table:table-cell>
          <table:table-cell table:number-columns-repeated="2"/>
        </table:table-row>
        <table:table-row table:style-name="ro1">
          <table:table-cell office:value-type="float" office:value="0.786778271198273" calcext:value-type="float">
            <text:p>0.786778271198273</text:p>
          </table:table-cell>
          <table:table-cell table:number-columns-repeated="2"/>
        </table:table-row>
        <table:table-row table:style-name="ro1">
          <table:table-cell office:value-type="float" office:value="0.804540455341339" calcext:value-type="float">
            <text:p>0.804540455341339</text:p>
          </table:table-cell>
          <table:table-cell table:number-columns-repeated="2"/>
        </table:table-row>
        <table:table-row table:style-name="ro1">
          <table:table-cell office:value-type="float" office:value="0.74516624212265" calcext:value-type="float">
            <text:p>0.74516624212265</text:p>
          </table:table-cell>
          <table:table-cell table:number-columns-repeated="2"/>
        </table:table-row>
        <table:table-row table:style-name="ro1">
          <table:table-cell office:value-type="float" office:value="0.79996132850647" calcext:value-type="float">
            <text:p>0.79996132850647</text:p>
          </table:table-cell>
          <table:table-cell table:number-columns-repeated="2"/>
        </table:table-row>
        <table:table-row table:style-name="ro1">
          <table:table-cell office:value-type="float" office:value="0.924735426902771" calcext:value-type="float">
            <text:p>0.924735426902771</text:p>
          </table:table-cell>
          <table:table-cell table:number-columns-repeated="2"/>
        </table:table-row>
        <table:table-row table:style-name="ro1">
          <table:table-cell office:value-type="float" office:value="0.896079123020172" calcext:value-type="float">
            <text:p>0.896079123020172</text:p>
          </table:table-cell>
          <table:table-cell table:number-columns-repeated="2"/>
        </table:table-row>
        <table:table-row table:style-name="ro1">
          <table:table-cell office:value-type="float" office:value="0.897394001483917" calcext:value-type="float">
            <text:p>0.897394001483917</text:p>
          </table:table-cell>
          <table:table-cell table:number-columns-repeated="2"/>
        </table:table-row>
        <table:table-row table:style-name="ro1">
          <table:table-cell office:value-type="float" office:value="0.842040002346039" calcext:value-type="float">
            <text:p>0.842040002346039</text:p>
          </table:table-cell>
          <table:table-cell table:number-columns-repeated="2"/>
        </table:table-row>
        <table:table-row table:style-name="ro1">
          <table:table-cell office:value-type="float" office:value="0.727285861968994" calcext:value-type="float">
            <text:p>0.727285861968994</text:p>
          </table:table-cell>
          <table:table-cell table:number-columns-repeated="2"/>
        </table:table-row>
        <table:table-row table:style-name="ro1">
          <table:table-cell office:value-type="float" office:value="0.952185332775116" calcext:value-type="float">
            <text:p>0.952185332775116</text:p>
          </table:table-cell>
          <table:table-cell table:number-columns-repeated="2"/>
        </table:table-row>
        <table:table-row table:style-name="ro1">
          <table:table-cell office:value-type="float" office:value="0.917215526103973" calcext:value-type="float">
            <text:p>0.917215526103973</text:p>
          </table:table-cell>
          <table:table-cell table:number-columns-repeated="2"/>
        </table:table-row>
        <table:table-row table:style-name="ro1">
          <table:table-cell office:value-type="float" office:value="0.662372589111328" calcext:value-type="float">
            <text:p>0.662372589111328</text:p>
          </table:table-cell>
          <table:table-cell table:number-columns-repeated="2"/>
        </table:table-row>
        <table:table-row table:style-name="ro1">
          <table:table-cell office:value-type="float" office:value="0.915467977523804" calcext:value-type="float">
            <text:p>0.915467977523804</text:p>
          </table:table-cell>
          <table:table-cell table:number-columns-repeated="2"/>
        </table:table-row>
        <table:table-row table:style-name="ro1">
          <table:table-cell office:value-type="float" office:value="0.92271226644516" calcext:value-type="float">
            <text:p>0.92271226644516</text:p>
          </table:table-cell>
          <table:table-cell table:number-columns-repeated="2"/>
        </table:table-row>
        <table:table-row table:style-name="ro1">
          <table:table-cell office:value-type="float" office:value="0.90853875875473" calcext:value-type="float">
            <text:p>0.90853875875473</text:p>
          </table:table-cell>
          <table:table-cell table:number-columns-repeated="2"/>
        </table:table-row>
        <table:table-row table:style-name="ro1">
          <table:table-cell office:value-type="float" office:value="0.919718265533447" calcext:value-type="float">
            <text:p>0.919718265533447</text:p>
          </table:table-cell>
          <table:table-cell table:number-columns-repeated="2"/>
        </table:table-row>
        <table:table-row table:style-name="ro1">
          <table:table-cell office:value-type="float" office:value="0.647408187389374" calcext:value-type="float">
            <text:p>0.647408187389374</text:p>
          </table:table-cell>
          <table:table-cell table:number-columns-repeated="2"/>
        </table:table-row>
        <table:table-row table:style-name="ro1">
          <table:table-cell office:value-type="float" office:value="0.616443276405335" calcext:value-type="float">
            <text:p>0.616443276405335</text:p>
          </table:table-cell>
          <table:table-cell table:number-columns-repeated="2"/>
        </table:table-row>
        <table:table-row table:style-name="ro1">
          <table:table-cell office:value-type="float" office:value="0.628809869289398" calcext:value-type="float">
            <text:p>0.628809869289398</text:p>
          </table:table-cell>
          <table:table-cell table:number-columns-repeated="2"/>
        </table:table-row>
        <table:table-row table:style-name="ro1">
          <table:table-cell office:value-type="float" office:value="0.543448388576508" calcext:value-type="float">
            <text:p>0.543448388576508</text:p>
          </table:table-cell>
          <table:table-cell table:number-columns-repeated="2"/>
        </table:table-row>
        <table:table-row table:style-name="ro1">
          <table:table-cell office:value-type="float" office:value="0.750565409660339" calcext:value-type="float">
            <text:p>0.750565409660339</text:p>
          </table:table-cell>
          <table:table-cell table:number-columns-repeated="2"/>
        </table:table-row>
        <table:table-row table:style-name="ro1">
          <table:table-cell office:value-type="float" office:value="0.444315940141678" calcext:value-type="float">
            <text:p>0.444315940141678</text:p>
          </table:table-cell>
          <table:table-cell table:number-columns-repeated="2"/>
        </table:table-row>
        <table:table-row table:style-name="ro1">
          <table:table-cell office:value-type="float" office:value="0.559420943260193" calcext:value-type="float">
            <text:p>0.559420943260193</text:p>
          </table:table-cell>
          <table:table-cell table:number-columns-repeated="2"/>
        </table:table-row>
        <table:table-row table:style-name="ro1">
          <table:table-cell office:value-type="float" office:value="0.325055539608002" calcext:value-type="float">
            <text:p>0.325055539608002</text:p>
          </table:table-cell>
          <table:table-cell table:number-columns-repeated="2"/>
        </table:table-row>
        <table:table-row table:style-name="ro1">
          <table:table-cell office:value-type="float" office:value="0.871446311473846" calcext:value-type="float">
            <text:p>0.871446311473846</text:p>
          </table:table-cell>
          <table:table-cell table:number-columns-repeated="2"/>
        </table:table-row>
        <table:table-row table:style-name="ro1">
          <table:table-cell office:value-type="float" office:value="0.711589932441711" calcext:value-type="float">
            <text:p>0.711589932441711</text:p>
          </table:table-cell>
          <table:table-cell table:number-columns-repeated="2"/>
        </table:table-row>
        <table:table-row table:style-name="ro1">
          <table:table-cell office:value-type="float" office:value="0.887289881706238" calcext:value-type="float">
            <text:p>0.887289881706238</text:p>
          </table:table-cell>
          <table:table-cell table:number-columns-repeated="2"/>
        </table:table-row>
        <table:table-row table:style-name="ro1">
          <table:table-cell office:value-type="float" office:value="0.892725765705108" calcext:value-type="float">
            <text:p>0.892725765705108</text:p>
          </table:table-cell>
          <table:table-cell table:number-columns-repeated="2"/>
        </table:table-row>
        <table:table-row table:style-name="ro1">
          <table:table-cell office:value-type="float" office:value="0.872155010700226" calcext:value-type="float">
            <text:p>0.872155010700226</text:p>
          </table:table-cell>
          <table:table-cell table:number-columns-repeated="2"/>
        </table:table-row>
        <table:table-row table:style-name="ro1">
          <table:table-cell office:value-type="float" office:value="0.849633514881134" calcext:value-type="float">
            <text:p>0.849633514881134</text:p>
          </table:table-cell>
          <table:table-cell table:number-columns-repeated="2"/>
        </table:table-row>
        <table:table-row table:style-name="ro1">
          <table:table-cell office:value-type="float" office:value="0.841566562652588" calcext:value-type="float">
            <text:p>0.841566562652588</text:p>
          </table:table-cell>
          <table:table-cell table:number-columns-repeated="2"/>
        </table:table-row>
        <table:table-row table:style-name="ro1">
          <table:table-cell office:value-type="float" office:value="0.624347388744354" calcext:value-type="float">
            <text:p>0.624347388744354</text:p>
          </table:table-cell>
          <table:table-cell table:number-columns-repeated="2"/>
        </table:table-row>
        <table:table-row table:style-name="ro1">
          <table:table-cell office:value-type="float" office:value="0.524029672145844" calcext:value-type="float">
            <text:p>0.524029672145844</text:p>
          </table:table-cell>
          <table:table-cell table:number-columns-repeated="2"/>
        </table:table-row>
        <table:table-row table:style-name="ro1">
          <table:table-cell office:value-type="float" office:value="0.699127078056335" calcext:value-type="float">
            <text:p>0.699127078056335</text:p>
          </table:table-cell>
          <table:table-cell table:number-columns-repeated="2"/>
        </table:table-row>
        <table:table-row table:style-name="ro1">
          <table:table-cell office:value-type="float" office:value="0.316627562046051" calcext:value-type="float">
            <text:p>0.316627562046051</text:p>
          </table:table-cell>
          <table:table-cell table:number-columns-repeated="2"/>
        </table:table-row>
        <table:table-row table:style-name="ro1">
          <table:table-cell office:value-type="float" office:value="0.400393337011337" calcext:value-type="float">
            <text:p>0.400393337011337</text:p>
          </table:table-cell>
          <table:table-cell table:number-columns-repeated="2"/>
        </table:table-row>
        <table:table-row table:style-name="ro1">
          <table:table-cell office:value-type="float" office:value="0.391700327396393" calcext:value-type="float">
            <text:p>0.391700327396393</text:p>
          </table:table-cell>
          <table:table-cell table:number-columns-repeated="2"/>
        </table:table-row>
        <table:table-row table:style-name="ro1">
          <table:table-cell office:value-type="float" office:value="0.280543118715286" calcext:value-type="float">
            <text:p>0.280543118715286</text:p>
          </table:table-cell>
          <table:table-cell table:number-columns-repeated="2"/>
        </table:table-row>
        <table:table-row table:style-name="ro1">
          <table:table-cell office:value-type="float" office:value="0.374735862016678" calcext:value-type="float">
            <text:p>0.374735862016678</text:p>
          </table:table-cell>
          <table:table-cell table:number-columns-repeated="2"/>
        </table:table-row>
        <table:table-row table:style-name="ro1">
          <table:table-cell office:value-type="float" office:value="0.407504022121429" calcext:value-type="float">
            <text:p>0.407504022121429</text:p>
          </table:table-cell>
          <table:table-cell table:number-columns-repeated="2"/>
        </table:table-row>
        <table:table-row table:style-name="ro1">
          <table:table-cell office:value-type="float" office:value="0.489670902490616" calcext:value-type="float">
            <text:p>0.489670902490616</text:p>
          </table:table-cell>
          <table:table-cell table:number-columns-repeated="2"/>
        </table:table-row>
        <table:table-row table:style-name="ro1">
          <table:table-cell office:value-type="float" office:value="0.398961246013641" calcext:value-type="float">
            <text:p>0.398961246013641</text:p>
          </table:table-cell>
          <table:table-cell table:number-columns-repeated="2"/>
        </table:table-row>
        <table:table-row table:style-name="ro1">
          <table:table-cell office:value-type="float" office:value="0.515836358070374" calcext:value-type="float">
            <text:p>0.515836358070374</text:p>
          </table:table-cell>
          <table:table-cell table:number-columns-repeated="2"/>
        </table:table-row>
        <table:table-row table:style-name="ro1">
          <table:table-cell office:value-type="float" office:value="0.698676705360413" calcext:value-type="float">
            <text:p>0.698676705360413</text:p>
          </table:table-cell>
          <table:table-cell table:number-columns-repeated="2"/>
        </table:table-row>
        <table:table-row table:style-name="ro1">
          <table:table-cell office:value-type="float" office:value="0.717779457569122" calcext:value-type="float">
            <text:p>0.717779457569122</text:p>
          </table:table-cell>
          <table:table-cell table:number-columns-repeated="2"/>
        </table:table-row>
        <table:table-row table:style-name="ro1">
          <table:table-cell office:value-type="float" office:value="0.61590439081192" calcext:value-type="float">
            <text:p>0.61590439081192</text:p>
          </table:table-cell>
          <table:table-cell table:number-columns-repeated="2"/>
        </table:table-row>
        <table:table-row table:style-name="ro1">
          <table:table-cell office:value-type="float" office:value="0.553428471088409" calcext:value-type="float">
            <text:p>0.553428471088409</text:p>
          </table:table-cell>
          <table:table-cell table:number-columns-repeated="2"/>
        </table:table-row>
        <table:table-row table:style-name="ro1">
          <table:table-cell office:value-type="float" office:value="0.688077211380005" calcext:value-type="float">
            <text:p>0.688077211380005</text:p>
          </table:table-cell>
          <table:table-cell table:number-columns-repeated="2"/>
        </table:table-row>
        <table:table-row table:style-name="ro1">
          <table:table-cell office:value-type="float" office:value="0.745952069759369" calcext:value-type="float">
            <text:p>0.745952069759369</text:p>
          </table:table-cell>
          <table:table-cell table:number-columns-repeated="2"/>
        </table:table-row>
        <table:table-row table:style-name="ro1">
          <table:table-cell office:value-type="float" office:value="0.72943389415741" calcext:value-type="float">
            <text:p>0.72943389415741</text:p>
          </table:table-cell>
          <table:table-cell table:number-columns-repeated="2"/>
        </table:table-row>
        <table:table-row table:style-name="ro1">
          <table:table-cell office:value-type="float" office:value="0.833779990673065" calcext:value-type="float">
            <text:p>0.833779990673065</text:p>
          </table:table-cell>
          <table:table-cell table:number-columns-repeated="2"/>
        </table:table-row>
        <table:table-row table:style-name="ro1">
          <table:table-cell office:value-type="float" office:value="0.828733384609222" calcext:value-type="float">
            <text:p>0.828733384609222</text:p>
          </table:table-cell>
          <table:table-cell table:number-columns-repeated="2"/>
        </table:table-row>
        <table:table-row table:style-name="ro1">
          <table:table-cell office:value-type="float" office:value="0.860654652118683" calcext:value-type="float">
            <text:p>0.860654652118683</text:p>
          </table:table-cell>
          <table:table-cell table:number-columns-repeated="2"/>
        </table:table-row>
        <table:table-row table:style-name="ro1">
          <table:table-cell office:value-type="float" office:value="0.86694210767746" calcext:value-type="float">
            <text:p>0.86694210767746</text:p>
          </table:table-cell>
          <table:table-cell table:number-columns-repeated="2"/>
        </table:table-row>
        <table:table-row table:style-name="ro1">
          <table:table-cell office:value-type="float" office:value="0.745745062828064" calcext:value-type="float">
            <text:p>0.745745062828064</text:p>
          </table:table-cell>
          <table:table-cell table:number-columns-repeated="2"/>
        </table:table-row>
        <table:table-row table:style-name="ro1">
          <table:table-cell office:value-type="float" office:value="0.666497230529785" calcext:value-type="float">
            <text:p>0.666497230529785</text:p>
          </table:table-cell>
          <table:table-cell table:number-columns-repeated="2"/>
        </table:table-row>
        <table:table-row table:style-name="ro1">
          <table:table-cell office:value-type="float" office:value="0.531086206436157" calcext:value-type="float">
            <text:p>0.531086206436157</text:p>
          </table:table-cell>
          <table:table-cell table:number-columns-repeated="2"/>
        </table:table-row>
        <table:table-row table:style-name="ro1">
          <table:table-cell office:value-type="float" office:value="0.688443064689636" calcext:value-type="float">
            <text:p>0.688443064689636</text:p>
          </table:table-cell>
          <table:table-cell table:number-columns-repeated="2"/>
        </table:table-row>
        <table:table-row table:style-name="ro1">
          <table:table-cell office:value-type="float" office:value="0.683849155902862" calcext:value-type="float">
            <text:p>0.683849155902862</text:p>
          </table:table-cell>
          <table:table-cell table:number-columns-repeated="2"/>
        </table:table-row>
        <table:table-row table:style-name="ro1">
          <table:table-cell office:value-type="float" office:value="0.853918254375458" calcext:value-type="float">
            <text:p>0.853918254375458</text:p>
          </table:table-cell>
          <table:table-cell table:number-columns-repeated="2"/>
        </table:table-row>
        <table:table-row table:style-name="ro1">
          <table:table-cell office:value-type="float" office:value="0.832367777824402" calcext:value-type="float">
            <text:p>0.832367777824402</text:p>
          </table:table-cell>
          <table:table-cell table:number-columns-repeated="2"/>
        </table:table-row>
        <table:table-row table:style-name="ro1">
          <table:table-cell office:value-type="float" office:value="0.840002119541168" calcext:value-type="float">
            <text:p>0.840002119541168</text:p>
          </table:table-cell>
          <table:table-cell table:number-columns-repeated="2"/>
        </table:table-row>
        <table:table-row table:style-name="ro1">
          <table:table-cell office:value-type="float" office:value="0.829761147499085" calcext:value-type="float">
            <text:p>0.829761147499085</text:p>
          </table:table-cell>
          <table:table-cell table:number-columns-repeated="2"/>
        </table:table-row>
        <table:table-row table:style-name="ro1">
          <table:table-cell office:value-type="float" office:value="0.813851416110992" calcext:value-type="float">
            <text:p>0.813851416110992</text:p>
          </table:table-cell>
          <table:table-cell table:number-columns-repeated="2"/>
        </table:table-row>
        <table:table-row table:style-name="ro1">
          <table:table-cell office:value-type="float" office:value="0.811490297317505" calcext:value-type="float">
            <text:p>0.811490297317505</text:p>
          </table:table-cell>
          <table:table-cell table:number-columns-repeated="2"/>
        </table:table-row>
        <table:table-row table:style-name="ro1">
          <table:table-cell office:value-type="float" office:value="0.823832988739014" calcext:value-type="float">
            <text:p>0.823832988739014</text:p>
          </table:table-cell>
          <table:table-cell table:number-columns-repeated="2"/>
        </table:table-row>
        <table:table-row table:style-name="ro1">
          <table:table-cell office:value-type="float" office:value="0.809718608856201" calcext:value-type="float">
            <text:p>0.809718608856201</text:p>
          </table:table-cell>
          <table:table-cell table:number-columns-repeated="2"/>
        </table:table-row>
        <table:table-row table:style-name="ro1">
          <table:table-cell office:value-type="float" office:value="0.812757968902588" calcext:value-type="float">
            <text:p>0.812757968902588</text:p>
          </table:table-cell>
          <table:table-cell table:number-columns-repeated="2"/>
        </table:table-row>
        <table:table-row table:style-name="ro1">
          <table:table-cell office:value-type="float" office:value="0.801047682762146" calcext:value-type="float">
            <text:p>0.801047682762146</text:p>
          </table:table-cell>
          <table:table-cell table:number-columns-repeated="2"/>
        </table:table-row>
        <table:table-row table:style-name="ro1">
          <table:table-cell office:value-type="float" office:value="0.776940584182739" calcext:value-type="float">
            <text:p>0.776940584182739</text:p>
          </table:table-cell>
          <table:table-cell table:number-columns-repeated="2"/>
        </table:table-row>
        <table:table-row table:style-name="ro1">
          <table:table-cell office:value-type="float" office:value="0.83599865436554" calcext:value-type="float">
            <text:p>0.83599865436554</text:p>
          </table:table-cell>
          <table:table-cell table:number-columns-repeated="2"/>
        </table:table-row>
        <table:table-row table:style-name="ro1">
          <table:table-cell office:value-type="float" office:value="0.9083331823349" calcext:value-type="float">
            <text:p>0.9083331823349</text:p>
          </table:table-cell>
          <table:table-cell table:number-columns-repeated="2"/>
        </table:table-row>
        <table:table-row table:style-name="ro1">
          <table:table-cell office:value-type="float" office:value="0.906739592552185" calcext:value-type="float">
            <text:p>0.906739592552185</text:p>
          </table:table-cell>
          <table:table-cell table:number-columns-repeated="2"/>
        </table:table-row>
        <table:table-row table:style-name="ro1">
          <table:table-cell office:value-type="float" office:value="0.880667150020599" calcext:value-type="float">
            <text:p>0.880667150020599</text:p>
          </table:table-cell>
          <table:table-cell table:number-columns-repeated="2"/>
        </table:table-row>
        <table:table-row table:style-name="ro1">
          <table:table-cell office:value-type="float" office:value="0.840009033679962" calcext:value-type="float">
            <text:p>0.840009033679962</text:p>
          </table:table-cell>
          <table:table-cell table:number-columns-repeated="2"/>
        </table:table-row>
        <table:table-row table:style-name="ro1">
          <table:table-cell office:value-type="float" office:value="0.390372425317764" calcext:value-type="float">
            <text:p>0.390372425317764</text:p>
          </table:table-cell>
          <table:table-cell table:number-columns-repeated="2"/>
        </table:table-row>
        <table:table-row table:style-name="ro1">
          <table:table-cell office:value-type="float" office:value="0.425266772508621" calcext:value-type="float">
            <text:p>0.425266772508621</text:p>
          </table:table-cell>
          <table:table-cell table:number-columns-repeated="2"/>
        </table:table-row>
        <table:table-row table:style-name="ro1">
          <table:table-cell office:value-type="float" office:value="0.383186340332031" calcext:value-type="float">
            <text:p>0.383186340332031</text:p>
          </table:table-cell>
          <table:table-cell table:number-columns-repeated="2"/>
        </table:table-row>
        <table:table-row table:style-name="ro1">
          <table:table-cell office:value-type="float" office:value="0.775450766086578" calcext:value-type="float">
            <text:p>0.775450766086578</text:p>
          </table:table-cell>
          <table:table-cell table:number-columns-repeated="2"/>
        </table:table-row>
        <table:table-row table:style-name="ro1">
          <table:table-cell office:value-type="float" office:value="0.73056948184967" calcext:value-type="float">
            <text:p>0.73056948184967</text:p>
          </table:table-cell>
          <table:table-cell table:number-columns-repeated="2"/>
        </table:table-row>
        <table:table-row table:style-name="ro1">
          <table:table-cell office:value-type="float" office:value="0.700708329677582" calcext:value-type="float">
            <text:p>0.700708329677582</text:p>
          </table:table-cell>
          <table:table-cell table:number-columns-repeated="2"/>
        </table:table-row>
        <table:table-row table:style-name="ro1">
          <table:table-cell office:value-type="float" office:value="0.840839147567749" calcext:value-type="float">
            <text:p>0.840839147567749</text:p>
          </table:table-cell>
          <table:table-cell table:number-columns-repeated="2"/>
        </table:table-row>
        <table:table-row table:style-name="ro1">
          <table:table-cell office:value-type="float" office:value="0.8143390417099" calcext:value-type="float">
            <text:p>0.8143390417099</text:p>
          </table:table-cell>
          <table:table-cell table:number-columns-repeated="2"/>
        </table:table-row>
        <table:table-row table:style-name="ro1">
          <table:table-cell office:value-type="float" office:value="0.768906593322754" calcext:value-type="float">
            <text:p>0.768906593322754</text:p>
          </table:table-cell>
          <table:table-cell table:number-columns-repeated="2"/>
        </table:table-row>
        <table:table-row table:style-name="ro1">
          <table:table-cell office:value-type="float" office:value="0.727012157440185" calcext:value-type="float">
            <text:p>0.727012157440185</text:p>
          </table:table-cell>
          <table:table-cell table:number-columns-repeated="2"/>
        </table:table-row>
        <table:table-row table:style-name="ro1">
          <table:table-cell office:value-type="float" office:value="0.390362471342087" calcext:value-type="float">
            <text:p>0.390362471342087</text:p>
          </table:table-cell>
          <table:table-cell table:number-columns-repeated="2"/>
        </table:table-row>
        <table:table-row table:style-name="ro1">
          <table:table-cell office:value-type="float" office:value="0.393654942512512" calcext:value-type="float">
            <text:p>0.393654942512512</text:p>
          </table:table-cell>
          <table:table-cell table:number-columns-repeated="2"/>
        </table:table-row>
        <table:table-row table:style-name="ro1">
          <table:table-cell office:value-type="float" office:value="0.387122333049774" calcext:value-type="float">
            <text:p>0.387122333049774</text:p>
          </table:table-cell>
          <table:table-cell table:number-columns-repeated="2"/>
        </table:table-row>
        <table:table-row table:style-name="ro1">
          <table:table-cell office:value-type="float" office:value="0.318925380706787" calcext:value-type="float">
            <text:p>0.318925380706787</text:p>
          </table:table-cell>
          <table:table-cell table:number-columns-repeated="2"/>
        </table:table-row>
        <table:table-row table:style-name="ro1">
          <table:table-cell office:value-type="float" office:value="0.394008994102478" calcext:value-type="float">
            <text:p>0.394008994102478</text:p>
          </table:table-cell>
          <table:table-cell table:number-columns-repeated="2"/>
        </table:table-row>
        <table:table-row table:style-name="ro1">
          <table:table-cell office:value-type="float" office:value="0.389318645000458" calcext:value-type="float">
            <text:p>0.389318645000458</text:p>
          </table:table-cell>
          <table:table-cell table:number-columns-repeated="2"/>
        </table:table-row>
        <table:table-row table:style-name="ro1">
          <table:table-cell office:value-type="float" office:value="0.487618118524551" calcext:value-type="float">
            <text:p>0.487618118524551</text:p>
          </table:table-cell>
          <table:table-cell table:number-columns-repeated="2"/>
        </table:table-row>
        <table:table-row table:style-name="ro1">
          <table:table-cell office:value-type="float" office:value="0.501301229000092" calcext:value-type="float">
            <text:p>0.501301229000092</text:p>
          </table:table-cell>
          <table:table-cell table:number-columns-repeated="2"/>
        </table:table-row>
        <table:table-row table:style-name="ro1">
          <table:table-cell office:value-type="float" office:value="0.513002514839172" calcext:value-type="float">
            <text:p>0.513002514839172</text:p>
          </table:table-cell>
          <table:table-cell table:number-columns-repeated="2"/>
        </table:table-row>
        <table:table-row table:style-name="ro1">
          <table:table-cell office:value-type="float" office:value="0.545289158821106" calcext:value-type="float">
            <text:p>0.545289158821106</text:p>
          </table:table-cell>
          <table:table-cell table:number-columns-repeated="2"/>
        </table:table-row>
        <table:table-row table:style-name="ro1">
          <table:table-cell office:value-type="float" office:value="0.642861306667328" calcext:value-type="float">
            <text:p>0.642861306667328</text:p>
          </table:table-cell>
          <table:table-cell table:number-columns-repeated="2"/>
        </table:table-row>
        <table:table-row table:style-name="ro1">
          <table:table-cell office:value-type="float" office:value="0.670483589172363" calcext:value-type="float">
            <text:p>0.670483589172363</text:p>
          </table:table-cell>
          <table:table-cell table:number-columns-repeated="2"/>
        </table:table-row>
        <table:table-row table:style-name="ro1">
          <table:table-cell office:value-type="float" office:value="0.68769508600235" calcext:value-type="float">
            <text:p>0.68769508600235</text:p>
          </table:table-cell>
          <table:table-cell table:number-columns-repeated="2"/>
        </table:table-row>
        <table:table-row table:style-name="ro1">
          <table:table-cell office:value-type="float" office:value="0.729320108890533" calcext:value-type="float">
            <text:p>0.729320108890533</text:p>
          </table:table-cell>
          <table:table-cell table:number-columns-repeated="2"/>
        </table:table-row>
        <table:table-row table:style-name="ro1">
          <table:table-cell office:value-type="float" office:value="0.779389917850494" calcext:value-type="float">
            <text:p>0.779389917850494</text:p>
          </table:table-cell>
          <table:table-cell table:number-columns-repeated="2"/>
        </table:table-row>
        <table:table-row table:style-name="ro1">
          <table:table-cell office:value-type="float" office:value="0.785757124423981" calcext:value-type="float">
            <text:p>0.785757124423981</text:p>
          </table:table-cell>
          <table:table-cell table:number-columns-repeated="2"/>
        </table:table-row>
        <table:table-row table:style-name="ro1">
          <table:table-cell office:value-type="float" office:value="0.812580227851868" calcext:value-type="float">
            <text:p>0.812580227851868</text:p>
          </table:table-cell>
          <table:table-cell table:number-columns-repeated="2"/>
        </table:table-row>
        <table:table-row table:style-name="ro1">
          <table:table-cell office:value-type="float" office:value="0.78592175245285" calcext:value-type="float">
            <text:p>0.78592175245285</text:p>
          </table:table-cell>
          <table:table-cell table:number-columns-repeated="2"/>
        </table:table-row>
        <table:table-row table:style-name="ro1">
          <table:table-cell office:value-type="float" office:value="0.791536033153534" calcext:value-type="float">
            <text:p>0.791536033153534</text:p>
          </table:table-cell>
          <table:table-cell table:number-columns-repeated="2"/>
        </table:table-row>
        <table:table-row table:style-name="ro1">
          <table:table-cell office:value-type="float" office:value="0.774528563022614" calcext:value-type="float">
            <text:p>0.774528563022614</text:p>
          </table:table-cell>
          <table:table-cell table:number-columns-repeated="2"/>
        </table:table-row>
        <table:table-row table:style-name="ro1">
          <table:table-cell office:value-type="float" office:value="0.792615652084351" calcext:value-type="float">
            <text:p>0.792615652084351</text:p>
          </table:table-cell>
          <table:table-cell table:number-columns-repeated="2"/>
        </table:table-row>
        <table:table-row table:style-name="ro1">
          <table:table-cell office:value-type="float" office:value="0.792090117931366" calcext:value-type="float">
            <text:p>0.792090117931366</text:p>
          </table:table-cell>
          <table:table-cell table:number-columns-repeated="2"/>
        </table:table-row>
        <table:table-row table:style-name="ro1">
          <table:table-cell office:value-type="float" office:value="0.785599946975708" calcext:value-type="float">
            <text:p>0.785599946975708</text:p>
          </table:table-cell>
          <table:table-cell table:number-columns-repeated="2"/>
        </table:table-row>
        <table:table-row table:style-name="ro1">
          <table:table-cell office:value-type="float" office:value="0.796799302101135" calcext:value-type="float">
            <text:p>0.796799302101135</text:p>
          </table:table-cell>
          <table:table-cell table:number-columns-repeated="2"/>
        </table:table-row>
        <table:table-row table:style-name="ro1">
          <table:table-cell office:value-type="float" office:value="0.810727477073669" calcext:value-type="float">
            <text:p>0.810727477073669</text:p>
          </table:table-cell>
          <table:table-cell table:number-columns-repeated="2"/>
        </table:table-row>
        <table:table-row table:style-name="ro1">
          <table:table-cell office:value-type="float" office:value="0.728807389736176" calcext:value-type="float">
            <text:p>0.728807389736176</text:p>
          </table:table-cell>
          <table:table-cell table:number-columns-repeated="2"/>
        </table:table-row>
        <table:table-row table:style-name="ro1">
          <table:table-cell office:value-type="float" office:value="0.731423676013947" calcext:value-type="float">
            <text:p>0.731423676013947</text:p>
          </table:table-cell>
          <table:table-cell table:number-columns-repeated="2"/>
        </table:table-row>
        <table:table-row table:style-name="ro1">
          <table:table-cell office:value-type="float" office:value="0.737732291221619" calcext:value-type="float">
            <text:p>0.737732291221619</text:p>
          </table:table-cell>
          <table:table-cell table:number-columns-repeated="2"/>
        </table:table-row>
        <table:table-row table:style-name="ro1">
          <table:table-cell office:value-type="float" office:value="0.777080655097961" calcext:value-type="float">
            <text:p>0.777080655097961</text:p>
          </table:table-cell>
          <table:table-cell table:number-columns-repeated="2"/>
        </table:table-row>
        <table:table-row table:style-name="ro1">
          <table:table-cell office:value-type="float" office:value="0.7116459608078" calcext:value-type="float">
            <text:p>0.7116459608078</text:p>
          </table:table-cell>
          <table:table-cell table:number-columns-repeated="2"/>
        </table:table-row>
        <table:table-row table:style-name="ro1">
          <table:table-cell office:value-type="float" office:value="0.697055578231812" calcext:value-type="float">
            <text:p>0.697055578231812</text:p>
          </table:table-cell>
          <table:table-cell table:number-columns-repeated="2"/>
        </table:table-row>
        <table:table-row table:style-name="ro1">
          <table:table-cell office:value-type="float" office:value="0.72302120923996" calcext:value-type="float">
            <text:p>0.72302120923996</text:p>
          </table:table-cell>
          <table:table-cell table:number-columns-repeated="2"/>
        </table:table-row>
        <table:table-row table:style-name="ro1">
          <table:table-cell office:value-type="float" office:value="0.788490116596222" calcext:value-type="float">
            <text:p>0.788490116596222</text:p>
          </table:table-cell>
          <table:table-cell table:number-columns-repeated="2"/>
        </table:table-row>
        <table:table-row table:style-name="ro1">
          <table:table-cell office:value-type="float" office:value="0.759878635406494" calcext:value-type="float">
            <text:p>0.759878635406494</text:p>
          </table:table-cell>
          <table:table-cell table:number-columns-repeated="2"/>
        </table:table-row>
        <table:table-row table:style-name="ro1">
          <table:table-cell office:value-type="float" office:value="0.749542534351349" calcext:value-type="float">
            <text:p>0.749542534351349</text:p>
          </table:table-cell>
          <table:table-cell table:number-columns-repeated="2"/>
        </table:table-row>
        <table:table-row table:style-name="ro1">
          <table:table-cell office:value-type="float" office:value="0.70371925830841" calcext:value-type="float">
            <text:p>0.70371925830841</text:p>
          </table:table-cell>
          <table:table-cell table:number-columns-repeated="2"/>
        </table:table-row>
        <table:table-row table:style-name="ro1">
          <table:table-cell office:value-type="float" office:value="0.661951005458832" calcext:value-type="float">
            <text:p>0.661951005458832</text:p>
          </table:table-cell>
          <table:table-cell table:number-columns-repeated="2"/>
        </table:table-row>
        <table:table-row table:style-name="ro1">
          <table:table-cell office:value-type="float" office:value="0.451715707778931" calcext:value-type="float">
            <text:p>0.451715707778931</text:p>
          </table:table-cell>
          <table:table-cell table:number-columns-repeated="2"/>
        </table:table-row>
        <table:table-row table:style-name="ro1">
          <table:table-cell office:value-type="float" office:value="0.274584293365479" calcext:value-type="float">
            <text:p>0.274584293365479</text:p>
          </table:table-cell>
          <table:table-cell table:number-columns-repeated="2"/>
        </table:table-row>
        <table:table-row table:style-name="ro1">
          <table:table-cell office:value-type="float" office:value="0.267529249191284" calcext:value-type="float">
            <text:p>0.267529249191284</text:p>
          </table:table-cell>
          <table:table-cell table:number-columns-repeated="2"/>
        </table:table-row>
        <table:table-row table:style-name="ro1">
          <table:table-cell office:value-type="float" office:value="0.656399309635162" calcext:value-type="float">
            <text:p>0.656399309635162</text:p>
          </table:table-cell>
          <table:table-cell table:number-columns-repeated="2"/>
        </table:table-row>
        <table:table-row table:style-name="ro1">
          <table:table-cell office:value-type="float" office:value="0.545095264911652" calcext:value-type="float">
            <text:p>0.545095264911652</text:p>
          </table:table-cell>
          <table:table-cell table:number-columns-repeated="2"/>
        </table:table-row>
        <table:table-row table:style-name="ro1">
          <table:table-cell office:value-type="float" office:value="0.69817465543747" calcext:value-type="float">
            <text:p>0.69817465543747</text:p>
          </table:table-cell>
          <table:table-cell table:number-columns-repeated="2"/>
        </table:table-row>
        <table:table-row table:style-name="ro1">
          <table:table-cell office:value-type="float" office:value="0.855542719364166" calcext:value-type="float">
            <text:p>0.855542719364166</text:p>
          </table:table-cell>
          <table:table-cell table:number-columns-repeated="2"/>
        </table:table-row>
        <table:table-row table:style-name="ro1">
          <table:table-cell office:value-type="float" office:value="0.769093096256256" calcext:value-type="float">
            <text:p>0.769093096256256</text:p>
          </table:table-cell>
          <table:table-cell table:number-columns-repeated="2"/>
        </table:table-row>
        <table:table-row table:style-name="ro1">
          <table:table-cell office:value-type="float" office:value="0.874833941459656" calcext:value-type="float">
            <text:p>0.874833941459656</text:p>
          </table:table-cell>
          <table:table-cell table:number-columns-repeated="2"/>
        </table:table-row>
        <table:table-row table:style-name="ro1">
          <table:table-cell office:value-type="float" office:value="0.776620984077454" calcext:value-type="float">
            <text:p>0.776620984077454</text:p>
          </table:table-cell>
          <table:table-cell table:number-columns-repeated="2"/>
        </table:table-row>
        <table:table-row table:style-name="ro1">
          <table:table-cell office:value-type="float" office:value="0.7943474650383" calcext:value-type="float">
            <text:p>0.7943474650383</text:p>
          </table:table-cell>
          <table:table-cell table:number-columns-repeated="2"/>
        </table:table-row>
        <table:table-row table:style-name="ro1">
          <table:table-cell office:value-type="float" office:value="0.375208228826523" calcext:value-type="float">
            <text:p>0.375208228826523</text:p>
          </table:table-cell>
          <table:table-cell table:number-columns-repeated="2"/>
        </table:table-row>
        <table:table-row table:style-name="ro1">
          <table:table-cell office:value-type="float" office:value="0.258518368005753" calcext:value-type="float">
            <text:p>0.258518368005753</text:p>
          </table:table-cell>
          <table:table-cell table:number-columns-repeated="2"/>
        </table:table-row>
        <table:table-row table:style-name="ro1">
          <table:table-cell office:value-type="float" office:value="0.338073521852493" calcext:value-type="float">
            <text:p>0.338073521852493</text:p>
          </table:table-cell>
          <table:table-cell table:number-columns-repeated="2"/>
        </table:table-row>
        <table:table-row table:style-name="ro1">
          <table:table-cell office:value-type="float" office:value="0.333871066570282" calcext:value-type="float">
            <text:p>0.333871066570282</text:p>
          </table:table-cell>
          <table:table-cell table:number-columns-repeated="2"/>
        </table:table-row>
        <table:table-row table:style-name="ro1">
          <table:table-cell office:value-type="float" office:value="0.291740089654922" calcext:value-type="float">
            <text:p>0.291740089654922</text:p>
          </table:table-cell>
          <table:table-cell table:number-columns-repeated="2"/>
        </table:table-row>
        <table:table-row table:style-name="ro1">
          <table:table-cell office:value-type="float" office:value="0.831287086009979" calcext:value-type="float">
            <text:p>0.831287086009979</text:p>
          </table:table-cell>
          <table:table-cell table:number-columns-repeated="2"/>
        </table:table-row>
        <table:table-row table:style-name="ro1">
          <table:table-cell office:value-type="float" office:value="0.737711668014526" calcext:value-type="float">
            <text:p>0.737711668014526</text:p>
          </table:table-cell>
          <table:table-cell table:number-columns-repeated="2"/>
        </table:table-row>
        <table:table-row table:style-name="ro1">
          <table:table-cell office:value-type="float" office:value="0.835215508937836" calcext:value-type="float">
            <text:p>0.835215508937836</text:p>
          </table:table-cell>
          <table:table-cell table:number-columns-repeated="2"/>
        </table:table-row>
        <table:table-row table:style-name="ro1">
          <table:table-cell office:value-type="float" office:value="0.293273359537125" calcext:value-type="float">
            <text:p>0.293273359537125</text:p>
          </table:table-cell>
          <table:table-cell table:number-columns-repeated="2"/>
        </table:table-row>
        <table:table-row table:style-name="ro1">
          <table:table-cell office:value-type="float" office:value="0.847641468048096" calcext:value-type="float">
            <text:p>0.847641468048096</text:p>
          </table:table-cell>
          <table:table-cell table:number-columns-repeated="2"/>
        </table:table-row>
        <table:table-row table:style-name="ro1">
          <table:table-cell office:value-type="float" office:value="0.289842307567596" calcext:value-type="float">
            <text:p>0.289842307567596</text:p>
          </table:table-cell>
          <table:table-cell table:number-columns-repeated="2"/>
        </table:table-row>
        <table:table-row table:style-name="ro1">
          <table:table-cell office:value-type="float" office:value="0.774525821208954" calcext:value-type="float">
            <text:p>0.774525821208954</text:p>
          </table:table-cell>
          <table:table-cell table:number-columns-repeated="2"/>
        </table:table-row>
        <table:table-row table:style-name="ro1">
          <table:table-cell office:value-type="float" office:value="0.825915336608887" calcext:value-type="float">
            <text:p>0.825915336608887</text:p>
          </table:table-cell>
          <table:table-cell table:number-columns-repeated="2"/>
        </table:table-row>
        <table:table-row table:style-name="ro1">
          <table:table-cell office:value-type="float" office:value="0.860760450363159" calcext:value-type="float">
            <text:p>0.860760450363159</text:p>
          </table:table-cell>
          <table:table-cell table:number-columns-repeated="2"/>
        </table:table-row>
        <table:table-row table:style-name="ro1">
          <table:table-cell office:value-type="float" office:value="0.771275341510773" calcext:value-type="float">
            <text:p>0.771275341510773</text:p>
          </table:table-cell>
          <table:table-cell table:number-columns-repeated="2"/>
        </table:table-row>
        <table:table-row table:style-name="ro1">
          <table:table-cell office:value-type="float" office:value="0.636230111122131" calcext:value-type="float">
            <text:p>0.636230111122131</text:p>
          </table:table-cell>
          <table:table-cell table:number-columns-repeated="2"/>
        </table:table-row>
        <table:table-row table:style-name="ro1">
          <table:table-cell office:value-type="float" office:value="0.769572198390961" calcext:value-type="float">
            <text:p>0.769572198390961</text:p>
          </table:table-cell>
          <table:table-cell table:number-columns-repeated="2"/>
        </table:table-row>
        <table:table-row table:style-name="ro1">
          <table:table-cell office:value-type="float" office:value="0.704298079013824" calcext:value-type="float">
            <text:p>0.704298079013824</text:p>
          </table:table-cell>
          <table:table-cell table:number-columns-repeated="2"/>
        </table:table-row>
        <table:table-row table:style-name="ro1">
          <table:table-cell office:value-type="float" office:value="0.843258380889893" calcext:value-type="float">
            <text:p>0.843258380889893</text:p>
          </table:table-cell>
          <table:table-cell table:number-columns-repeated="2"/>
        </table:table-row>
        <table:table-row table:style-name="ro1">
          <table:table-cell office:value-type="float" office:value="0.876635074615479" calcext:value-type="float">
            <text:p>0.876635074615479</text:p>
          </table:table-cell>
          <table:table-cell table:number-columns-repeated="2"/>
        </table:table-row>
        <table:table-row table:style-name="ro1">
          <table:table-cell office:value-type="float" office:value="0.895771920681" calcext:value-type="float">
            <text:p>0.895771920681</text:p>
          </table:table-cell>
          <table:table-cell table:number-columns-repeated="2"/>
        </table:table-row>
        <table:table-row table:style-name="ro1">
          <table:table-cell office:value-type="float" office:value="0.891630828380585" calcext:value-type="float">
            <text:p>0.891630828380585</text:p>
          </table:table-cell>
          <table:table-cell table:number-columns-repeated="2"/>
        </table:table-row>
        <table:table-row table:style-name="ro1">
          <table:table-cell office:value-type="float" office:value="0.891964137554169" calcext:value-type="float">
            <text:p>0.891964137554169</text:p>
          </table:table-cell>
          <table:table-cell table:number-columns-repeated="2"/>
        </table:table-row>
        <table:table-row table:style-name="ro1">
          <table:table-cell office:value-type="float" office:value="0.920372545719147" calcext:value-type="float">
            <text:p>0.920372545719147</text:p>
          </table:table-cell>
          <table:table-cell table:number-columns-repeated="2"/>
        </table:table-row>
        <table:table-row table:style-name="ro1">
          <table:table-cell office:value-type="float" office:value="0.88616681098938" calcext:value-type="float">
            <text:p>0.88616681098938</text:p>
          </table:table-cell>
          <table:table-cell table:number-columns-repeated="2"/>
        </table:table-row>
        <table:table-row table:style-name="ro1">
          <table:table-cell office:value-type="float" office:value="0.872753620147705" calcext:value-type="float">
            <text:p>0.872753620147705</text:p>
          </table:table-cell>
          <table:table-cell table:number-columns-repeated="2"/>
        </table:table-row>
        <table:table-row table:style-name="ro1">
          <table:table-cell office:value-type="float" office:value="0.879558086395264" calcext:value-type="float">
            <text:p>0.879558086395264</text:p>
          </table:table-cell>
          <table:table-cell table:number-columns-repeated="2"/>
        </table:table-row>
        <table:table-row table:style-name="ro1">
          <table:table-cell office:value-type="float" office:value="0.822425127029419" calcext:value-type="float">
            <text:p>0.822425127029419</text:p>
          </table:table-cell>
          <table:table-cell table:number-columns-repeated="2"/>
        </table:table-row>
        <table:table-row table:style-name="ro1">
          <table:table-cell office:value-type="float" office:value="0.685125470161438" calcext:value-type="float">
            <text:p>0.685125470161438</text:p>
          </table:table-cell>
          <table:table-cell table:number-columns-repeated="2"/>
        </table:table-row>
        <table:table-row table:style-name="ro1">
          <table:table-cell office:value-type="float" office:value="0.718696773052216" calcext:value-type="float">
            <text:p>0.718696773052216</text:p>
          </table:table-cell>
          <table:table-cell table:number-columns-repeated="2"/>
        </table:table-row>
        <table:table-row table:style-name="ro1">
          <table:table-cell office:value-type="float" office:value="0.715184569358826" calcext:value-type="float">
            <text:p>0.715184569358826</text:p>
          </table:table-cell>
          <table:table-cell table:number-columns-repeated="2"/>
        </table:table-row>
        <table:table-row table:style-name="ro1">
          <table:table-cell office:value-type="float" office:value="0.712160527706146" calcext:value-type="float">
            <text:p>0.712160527706146</text:p>
          </table:table-cell>
          <table:table-cell table:number-columns-repeated="2"/>
        </table:table-row>
        <table:table-row table:style-name="ro1">
          <table:table-cell office:value-type="float" office:value="0.672474443912506" calcext:value-type="float">
            <text:p>0.672474443912506</text:p>
          </table:table-cell>
          <table:table-cell table:number-columns-repeated="2"/>
        </table:table-row>
        <table:table-row table:style-name="ro1">
          <table:table-cell office:value-type="float" office:value="0.746842801570892" calcext:value-type="float">
            <text:p>0.746842801570892</text:p>
          </table:table-cell>
          <table:table-cell table:number-columns-repeated="2"/>
        </table:table-row>
        <table:table-row table:style-name="ro1">
          <table:table-cell office:value-type="float" office:value="0.825848698616028" calcext:value-type="float">
            <text:p>0.825848698616028</text:p>
          </table:table-cell>
          <table:table-cell table:number-columns-repeated="2"/>
        </table:table-row>
        <table:table-row table:style-name="ro1">
          <table:table-cell office:value-type="float" office:value="0.702176928520203" calcext:value-type="float">
            <text:p>0.702176928520203</text:p>
          </table:table-cell>
          <table:table-cell table:number-columns-repeated="2"/>
        </table:table-row>
        <table:table-row table:style-name="ro1">
          <table:table-cell office:value-type="float" office:value="0.522591590881348" calcext:value-type="float">
            <text:p>0.522591590881348</text:p>
          </table:table-cell>
          <table:table-cell table:number-columns-repeated="2"/>
        </table:table-row>
        <table:table-row table:style-name="ro1">
          <table:table-cell office:value-type="float" office:value="0.412113845348358" calcext:value-type="float">
            <text:p>0.412113845348358</text:p>
          </table:table-cell>
          <table:table-cell table:number-columns-repeated="2"/>
        </table:table-row>
        <table:table-row table:style-name="ro1">
          <table:table-cell office:value-type="float" office:value="0.313151568174362" calcext:value-type="float">
            <text:p>0.313151568174362</text:p>
          </table:table-cell>
          <table:table-cell table:number-columns-repeated="2"/>
        </table:table-row>
        <table:table-row table:style-name="ro1">
          <table:table-cell office:value-type="float" office:value="0.766114234924316" calcext:value-type="float">
            <text:p>0.766114234924316</text:p>
          </table:table-cell>
          <table:table-cell table:number-columns-repeated="2"/>
        </table:table-row>
        <table:table-row table:style-name="ro1">
          <table:table-cell office:value-type="float" office:value="0.856429398059845" calcext:value-type="float">
            <text:p>0.856429398059845</text:p>
          </table:table-cell>
          <table:table-cell table:number-columns-repeated="2"/>
        </table:table-row>
        <table:table-row table:style-name="ro1">
          <table:table-cell office:value-type="float" office:value="0.846469879150391" calcext:value-type="float">
            <text:p>0.846469879150391</text:p>
          </table:table-cell>
          <table:table-cell table:number-columns-repeated="2"/>
        </table:table-row>
        <table:table-row table:style-name="ro1">
          <table:table-cell office:value-type="float" office:value="0.853860437870026" calcext:value-type="float">
            <text:p>0.853860437870026</text:p>
          </table:table-cell>
          <table:table-cell table:number-columns-repeated="2"/>
        </table:table-row>
        <table:table-row table:style-name="ro1">
          <table:table-cell office:value-type="float" office:value="0.744686841964722" calcext:value-type="float">
            <text:p>0.744686841964722</text:p>
          </table:table-cell>
          <table:table-cell table:number-columns-repeated="2"/>
        </table:table-row>
        <table:table-row table:style-name="ro1">
          <table:table-cell office:value-type="float" office:value="0.580829977989197" calcext:value-type="float">
            <text:p>0.580829977989197</text:p>
          </table:table-cell>
          <table:table-cell table:number-columns-repeated="2"/>
        </table:table-row>
        <table:table-row table:style-name="ro1">
          <table:table-cell office:value-type="float" office:value="0.389931350946426" calcext:value-type="float">
            <text:p>0.389931350946426</text:p>
          </table:table-cell>
          <table:table-cell table:number-columns-repeated="2"/>
        </table:table-row>
        <table:table-row table:style-name="ro1">
          <table:table-cell office:value-type="float" office:value="0.304470002651215" calcext:value-type="float">
            <text:p>0.304470002651215</text:p>
          </table:table-cell>
          <table:table-cell table:number-columns-repeated="2"/>
        </table:table-row>
        <table:table-row table:style-name="ro1">
          <table:table-cell office:value-type="float" office:value="0.550667762756348" calcext:value-type="float">
            <text:p>0.550667762756348</text:p>
          </table:table-cell>
          <table:table-cell table:number-columns-repeated="2"/>
        </table:table-row>
        <table:table-row table:style-name="ro1">
          <table:table-cell office:value-type="float" office:value="0.650561034679413" calcext:value-type="float">
            <text:p>0.650561034679413</text:p>
          </table:table-cell>
          <table:table-cell table:number-columns-repeated="2"/>
        </table:table-row>
        <table:table-row table:style-name="ro1">
          <table:table-cell office:value-type="float" office:value="0.46648296713829" calcext:value-type="float">
            <text:p>0.46648296713829</text:p>
          </table:table-cell>
          <table:table-cell table:number-columns-repeated="2"/>
        </table:table-row>
        <table:table-row table:style-name="ro1">
          <table:table-cell office:value-type="float" office:value="0.286415994167328" calcext:value-type="float">
            <text:p>0.286415994167328</text:p>
          </table:table-cell>
          <table:table-cell table:number-columns-repeated="2"/>
        </table:table-row>
        <table:table-row table:style-name="ro1">
          <table:table-cell office:value-type="float" office:value="0.341723948717117" calcext:value-type="float">
            <text:p>0.341723948717117</text:p>
          </table:table-cell>
          <table:table-cell table:number-columns-repeated="2"/>
        </table:table-row>
        <table:table-row table:style-name="ro1">
          <table:table-cell office:value-type="float" office:value="0.491801381111145" calcext:value-type="float">
            <text:p>0.491801381111145</text:p>
          </table:table-cell>
          <table:table-cell table:number-columns-repeated="2"/>
        </table:table-row>
        <table:table-row table:style-name="ro1">
          <table:table-cell office:value-type="float" office:value="0.365043580532074" calcext:value-type="float">
            <text:p>0.365043580532074</text:p>
          </table:table-cell>
          <table:table-cell table:number-columns-repeated="2"/>
        </table:table-row>
        <table:table-row table:style-name="ro1">
          <table:table-cell office:value-type="float" office:value="0.290187060832977" calcext:value-type="float">
            <text:p>0.290187060832977</text:p>
          </table:table-cell>
          <table:table-cell table:number-columns-repeated="2"/>
        </table:table-row>
        <table:table-row table:style-name="ro1">
          <table:table-cell office:value-type="float" office:value="0.645472705364227" calcext:value-type="float">
            <text:p>0.645472705364227</text:p>
          </table:table-cell>
          <table:table-cell table:number-columns-repeated="2"/>
        </table:table-row>
        <table:table-row table:style-name="ro1">
          <table:table-cell office:value-type="float" office:value="0.827985882759094" calcext:value-type="float">
            <text:p>0.827985882759094</text:p>
          </table:table-cell>
          <table:table-cell table:number-columns-repeated="2"/>
        </table:table-row>
        <table:table-row table:style-name="ro1">
          <table:table-cell office:value-type="float" office:value="0.852883040904999" calcext:value-type="float">
            <text:p>0.852883040904999</text:p>
          </table:table-cell>
          <table:table-cell table:number-columns-repeated="2"/>
        </table:table-row>
        <table:table-row table:style-name="ro1">
          <table:table-cell office:value-type="float" office:value="0.375944584608078" calcext:value-type="float">
            <text:p>0.375944584608078</text:p>
          </table:table-cell>
          <table:table-cell table:number-columns-repeated="2"/>
        </table:table-row>
        <table:table-row table:style-name="ro1">
          <table:table-cell office:value-type="float" office:value="0.377185881137848" calcext:value-type="float">
            <text:p>0.377185881137848</text:p>
          </table:table-cell>
          <table:table-cell table:number-columns-repeated="2"/>
        </table:table-row>
        <table:table-row table:style-name="ro1">
          <table:table-cell office:value-type="float" office:value="0.361350983381271" calcext:value-type="float">
            <text:p>0.361350983381271</text:p>
          </table:table-cell>
          <table:table-cell/>
          <table:table-cell table:formula="of:=AVERAGE([.A1:.A555])" office:value-type="float" office:value="0.600431683310517" calcext:value-type="float">
            <text:p>0.600431683310517</text:p>
          </table:table-cell>
        </table:table-row>
        <table:table-row table:style-name="ro1">
          <table:table-cell office:value-type="float" office:value="0.30307674407959" calcext:value-type="float">
            <text:p>0.30307674407959</text:p>
          </table:table-cell>
          <table:table-cell table:number-columns-repeated="2"/>
        </table:table-row>
        <table:table-row table:style-name="ro1">
          <table:table-cell office:value-type="float" office:value="0.284978985786438" calcext:value-type="float">
            <text:p>0.284978985786438</text:p>
          </table:table-cell>
          <table:table-cell table:number-columns-repeated="2"/>
        </table:table-row>
        <table:table-row table:style-name="ro1">
          <table:table-cell office:value-type="float" office:value="0.333318889141083" calcext:value-type="float">
            <text:p>0.333318889141083</text:p>
          </table:table-cell>
          <table:table-cell table:number-columns-repeated="2"/>
        </table:table-row>
        <table:table-row table:style-name="ro1">
          <table:table-cell office:value-type="float" office:value="0.251422435045242" calcext:value-type="float">
            <text:p>0.251422435045242</text:p>
          </table:table-cell>
          <table:table-cell table:number-columns-repeated="2"/>
        </table:table-row>
        <table:table-row table:style-name="ro1">
          <table:table-cell office:value-type="float" office:value="0.288730621337891" calcext:value-type="float">
            <text:p>0.288730621337891</text:p>
          </table:table-cell>
          <table:table-cell table:number-columns-repeated="2"/>
        </table:table-row>
        <table:table-row table:style-name="ro1">
          <table:table-cell office:value-type="float" office:value="0.270204246044159" calcext:value-type="float">
            <text:p>0.270204246044159</text:p>
          </table:table-cell>
          <table:table-cell table:number-columns-repeated="2"/>
        </table:table-row>
        <table:table-row table:style-name="ro1">
          <table:table-cell office:value-type="float" office:value="0.26352670788765" calcext:value-type="float">
            <text:p>0.26352670788765</text:p>
          </table:table-cell>
          <table:table-cell table:number-columns-repeated="2"/>
        </table:table-row>
        <table:table-row table:style-name="ro1">
          <table:table-cell office:value-type="float" office:value="0.689304172992706" calcext:value-type="float">
            <text:p>0.689304172992706</text:p>
          </table:table-cell>
          <table:table-cell table:number-columns-repeated="2"/>
        </table:table-row>
        <table:table-row table:style-name="ro1">
          <table:table-cell office:value-type="float" office:value="0.282016038894653" calcext:value-type="float">
            <text:p>0.282016038894653</text:p>
          </table:table-cell>
          <table:table-cell table:number-columns-repeated="2"/>
        </table:table-row>
        <table:table-row table:style-name="ro1">
          <table:table-cell office:value-type="float" office:value="0.843893051147461" calcext:value-type="float">
            <text:p>0.843893051147461</text:p>
          </table:table-cell>
          <table:table-cell table:number-columns-repeated="2"/>
        </table:table-row>
        <table:table-row table:style-name="ro1">
          <table:table-cell office:value-type="float" office:value="0.323671042919159" calcext:value-type="float">
            <text:p>0.323671042919159</text:p>
          </table:table-cell>
          <table:table-cell table:number-columns-repeated="2"/>
        </table:table-row>
        <table:table-row table:style-name="ro1">
          <table:table-cell office:value-type="float" office:value="0.838852941989899" calcext:value-type="float">
            <text:p>0.838852941989899</text:p>
          </table:table-cell>
          <table:table-cell table:number-columns-repeated="2"/>
        </table:table-row>
        <table:table-row table:style-name="ro1">
          <table:table-cell office:value-type="float" office:value="0.252538442611694" calcext:value-type="float">
            <text:p>0.252538442611694</text:p>
          </table:table-cell>
          <table:table-cell table:number-columns-repeated="2"/>
        </table:table-row>
        <table:table-row table:style-name="ro1">
          <table:table-cell office:value-type="float" office:value="0.322523862123489" calcext:value-type="float">
            <text:p>0.322523862123489</text:p>
          </table:table-cell>
          <table:table-cell table:number-columns-repeated="2"/>
        </table:table-row>
        <table:table-row table:style-name="ro1">
          <table:table-cell office:value-type="float" office:value="0.306211888790131" calcext:value-type="float">
            <text:p>0.306211888790131</text:p>
          </table:table-cell>
          <table:table-cell table:number-columns-repeated="2"/>
        </table:table-row>
        <table:table-row table:style-name="ro1">
          <table:table-cell office:value-type="float" office:value="0.277203977108002" calcext:value-type="float">
            <text:p>0.277203977108002</text:p>
          </table:table-cell>
          <table:table-cell table:number-columns-repeated="2"/>
        </table:table-row>
        <table:table-row table:style-name="ro1">
          <table:table-cell office:value-type="float" office:value="0.293332397937775" calcext:value-type="float">
            <text:p>0.293332397937775</text:p>
          </table:table-cell>
          <table:table-cell table:number-columns-repeated="2"/>
        </table:table-row>
        <table:table-row table:style-name="ro1">
          <table:table-cell office:value-type="float" office:value="0.356038331985474" calcext:value-type="float">
            <text:p>0.356038331985474</text:p>
          </table:table-cell>
          <table:table-cell table:number-columns-repeated="2"/>
        </table:table-row>
        <table:table-row table:style-name="ro1">
          <table:table-cell office:value-type="float" office:value="0.375239342451096" calcext:value-type="float">
            <text:p>0.375239342451096</text:p>
          </table:table-cell>
          <table:table-cell table:number-columns-repeated="2"/>
        </table:table-row>
        <table:table-row table:style-name="ro1">
          <table:table-cell office:value-type="float" office:value="0.30352857708931" calcext:value-type="float">
            <text:p>0.30352857708931</text:p>
          </table:table-cell>
          <table:table-cell table:number-columns-repeated="2"/>
        </table:table-row>
        <table:table-row table:style-name="ro1">
          <table:table-cell office:value-type="float" office:value="0.818706691265106" calcext:value-type="float">
            <text:p>0.818706691265106</text:p>
          </table:table-cell>
          <table:table-cell table:number-columns-repeated="2"/>
        </table:table-row>
        <table:table-row table:style-name="ro1">
          <table:table-cell office:value-type="float" office:value="0.793965816497803" calcext:value-type="float">
            <text:p>0.793965816497803</text:p>
          </table:table-cell>
          <table:table-cell table:number-columns-repeated="2"/>
        </table:table-row>
        <table:table-row table:style-name="ro1">
          <table:table-cell office:value-type="float" office:value="0.745993137359619" calcext:value-type="float">
            <text:p>0.745993137359619</text:p>
          </table:table-cell>
          <table:table-cell table:number-columns-repeated="2"/>
        </table:table-row>
        <table:table-row table:style-name="ro1">
          <table:table-cell office:value-type="float" office:value="0.417960941791534" calcext:value-type="float">
            <text:p>0.417960941791534</text:p>
          </table:table-cell>
          <table:table-cell table:number-columns-repeated="2"/>
        </table:table-row>
        <table:table-row table:style-name="ro1">
          <table:table-cell office:value-type="float" office:value="0.687792360782623" calcext:value-type="float">
            <text:p>0.6877923607826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5T17:48:29.525359481</dc:date>
    <meta:editing-duration>PT1M57S</meta:editing-duration>
    <meta:editing-cycles>1</meta:editing-cycles>
    <meta:document-statistic meta:table-count="1" meta:cell-count="55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5_174516conf_memo.A1:20230215_174516conf_memo.A555" svg:x="0.32cm" svg:y="0.18cm" svg:width="13.255cm" svg:height="8.64cm">
          <chartooo:coordinate-region svg:x="1.047cm" svg:y="0.379cm" svg:width="12.2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5_174516conf_memo.A1:20230215_174516conf_memo.A555" chart:class="chart:scatter">
            <chart:data-point chart:repeated="5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438805937767">
                <text:p>0.38438805937767</text:p>
                <draw:g>
                  <svg:desc>20230215_174516conf_memo.A1:20230215_174516conf_memo.A5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415079832077">
                <text:p>0.76415079832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2996325492859">
                <text:p>0.752996325492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293140411377">
                <text:p>0.70293140411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424311876297">
                <text:p>0.58424311876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5541347265244">
                <text:p>0.325541347265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2253379821777">
                <text:p>0.412253379821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0692021846771">
                <text:p>0.30069202184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4752169847488">
                <text:p>0.274752169847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1991691589356">
                <text:p>0.561991691589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6594207286835">
                <text:p>0.666594207286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4614763259888">
                <text:p>0.574614763259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5768780708313">
                <text:p>0.875768780708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4387574195862">
                <text:p>0.924387574195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6275072097778">
                <text:p>0.86627507209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5398534536362">
                <text:p>0.325398534536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0140256881714">
                <text:p>0.680140256881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4204602241516">
                <text:p>0.784204602241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41709554195404">
                <text:p>0.841709554195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4847589731216">
                <text:p>0.344847589731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7680557966232">
                <text:p>0.3276805579662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3888882398605">
                <text:p>0.433888882398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972944021225">
                <text:p>0.389729440212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1092565059662">
                <text:p>0.301092565059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3772674798966">
                <text:p>0.473772674798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4737529754639">
                <text:p>0.844737529754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6766846179962">
                <text:p>0.516766846179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1140060424805">
                <text:p>0.811140060424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293975353241">
                <text:p>0.82293975353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4079685211181">
                <text:p>0.894079685211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2983803749085">
                <text:p>0.882983803749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1115846633911">
                <text:p>0.701115846633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8677278757095">
                <text:p>0.378677278757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42407977581024">
                <text:p>0.742407977581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11336016654968">
                <text:p>0.71133601665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8708045482636">
                <text:p>0.6487080454826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5896713733673">
                <text:p>0.915896713733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49629545211792">
                <text:p>0.949629545211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0840780735016">
                <text:p>0.940840780735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31578278541565">
                <text:p>0.9315782785415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2558069229126">
                <text:p>0.922558069229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9100255966186">
                <text:p>0.949100255966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1134262084961">
                <text:p>0.891134262084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780562877655">
                <text:p>0.83780562877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78914272785187">
                <text:p>0.778914272785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96873235702515">
                <text:p>0.896873235702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6034309864044">
                <text:p>0.886034309864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93445980548858">
                <text:p>0.6934459805488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464004278183">
                <text:p>0.50464004278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4594452381134">
                <text:p>0.9345944523811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21056687831879">
                <text:p>0.9210566878318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2270674705505">
                <text:p>0.902270674705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0121768712997">
                <text:p>0.410121768712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1597108840942">
                <text:p>0.311597108840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2413598299027">
                <text:p>0.4424135982990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83800971508026">
                <text:p>0.5838009715080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60949271917343">
                <text:p>0.4609492719173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6547319889069">
                <text:p>0.706547319889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8546311855316">
                <text:p>0.738546311855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3930444717407">
                <text:p>0.6339304447174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37122797966">
                <text:p>0.3337122797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70571434497833">
                <text:p>0.870571434497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1251227855682">
                <text:p>0.931251227855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29759502410889">
                <text:p>0.929759502410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0058975219727">
                <text:p>0.910058975219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111385345459">
                <text:p>0.79111385345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3286304473877">
                <text:p>0.63286304473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3210217952728">
                <text:p>0.7832102179527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9524644613266">
                <text:p>0.89524644613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4248338937759">
                <text:p>0.454248338937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6328123807907">
                <text:p>0.456328123807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7943171262741">
                <text:p>0.4579431712627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2932628393173">
                <text:p>0.2629326283931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8384854793549">
                <text:p>0.5383848547935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61989229917526">
                <text:p>0.361989229917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6498217582703">
                <text:p>0.756498217582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3237035274506">
                <text:p>0.913237035274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71220535039902">
                <text:p>0.2712205350399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2549495697022">
                <text:p>0.6625494956970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2570967674255">
                <text:p>0.272570967674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7680002450943">
                <text:p>0.3476800024509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1098567247391">
                <text:p>0.3510985672473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831250667572">
                <text:p>0.83831250667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74581396579742">
                <text:p>0.874581396579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14683878421783">
                <text:p>0.9146838784217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46788859367371">
                <text:p>0.746788859367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34209382534027">
                <text:p>0.8342093825340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4034514427185">
                <text:p>0.8840345144271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4143233299255">
                <text:p>0.884143233299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2889370918274">
                <text:p>0.902889370918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9579963684082">
                <text:p>0.9395799636840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3090517520904">
                <text:p>0.9230905175209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42225962877274">
                <text:p>0.4422259628772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40770947933197">
                <text:p>0.5407709479331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6021904945374">
                <text:p>0.456021904945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7282912731171">
                <text:p>0.507282912731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40869462490082">
                <text:p>0.740869462490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0306830406189">
                <text:p>0.6403068304061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2788766622543">
                <text:p>0.3627887666225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1669983863831">
                <text:p>0.5216699838638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05990731716156">
                <text:p>0.705990731716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5936758518219">
                <text:p>0.675936758518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944766998291">
                <text:p>0.90944766998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58748972415924">
                <text:p>0.8587489724159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88468956947327">
                <text:p>0.7884689569473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04270339012146">
                <text:p>0.604270339012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99721539020538">
                <text:p>0.7997215390205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0207650661469">
                <text:p>0.7002076506614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08739387989044">
                <text:p>0.9087393879890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3729050159454">
                <text:p>0.8737290501594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75901639461517">
                <text:p>0.8759016394615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81299555301666">
                <text:p>0.8812995553016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30287992954254">
                <text:p>0.830287992954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98249089717865">
                <text:p>0.8982490897178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10006284713745">
                <text:p>0.9100062847137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28898453712463">
                <text:p>0.928898453712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22284007072449">
                <text:p>0.9222840070724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68617296218872">
                <text:p>0.8686172962188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84312963485718">
                <text:p>0.7843129634857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5421812534332">
                <text:p>0.3854218125343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5535860657692">
                <text:p>0.255358606576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3300759792328">
                <text:p>0.343300759792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6681199669838">
                <text:p>0.266811996698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4607931375504">
                <text:p>0.3946079313755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9182343482971">
                <text:p>0.4991823434829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46302163600922">
                <text:p>0.646302163600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2921018600464">
                <text:p>0.8429210186004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0127727985382">
                <text:p>0.6301277279853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5352828502655">
                <text:p>0.8453528285026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80801129341126">
                <text:p>0.580801129341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0132622718811">
                <text:p>0.601326227188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5634561777115">
                <text:p>0.3956345617771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2506115436554">
                <text:p>0.62506115436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88757872581482">
                <text:p>0.5887578725814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83346128463745">
                <text:p>0.5833461284637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3344705104828">
                <text:p>0.263344705104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22229081392288">
                <text:p>0.422229081392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5612056255341">
                <text:p>0.2756120562553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6637318134308">
                <text:p>0.336637318134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9308845996857">
                <text:p>0.2893088459968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9182111024857">
                <text:p>0.3991821110248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116973400116">
                <text:p>0.32116973400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4180624485016">
                <text:p>0.364180624485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22674602270126">
                <text:p>0.322674602270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108669757843">
                <text:p>0.391086697578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5819244384766">
                <text:p>0.3358192443847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7176651954651">
                <text:p>0.3671766519546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8712841272354">
                <text:p>0.3387128412723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6295890212059">
                <text:p>0.462958902120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43123883008957">
                <text:p>0.3431238830089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9250973463059">
                <text:p>0.379250973463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26962351799011">
                <text:p>0.326962351799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7176558971405">
                <text:p>0.271765589714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2811502218246">
                <text:p>0.2728115022182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16704642772675">
                <text:p>0.6167046427726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63119131326675">
                <text:p>0.263119131326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2051192522049">
                <text:p>0.52051192522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37318825721741">
                <text:p>0.5373188257217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42280268669128">
                <text:p>0.3422802686691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47494256496429">
                <text:p>0.6474942564964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2466132640839">
                <text:p>0.5124661326408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31330919265747">
                <text:p>0.4313309192657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60273063182831">
                <text:p>0.3602730631828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54028499126434">
                <text:p>0.7540284991264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689671754837">
                <text:p>0.2586896717548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88727843761444">
                <text:p>0.888727843761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15414392948151">
                <text:p>0.9154143929481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1355374455452">
                <text:p>0.41355374455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65392315387726">
                <text:p>0.5653923153877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2143199443817">
                <text:p>0.3821431994438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62250196933746">
                <text:p>0.5622501969337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13130235672">
                <text:p>0.32131302356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86214190721512">
                <text:p>0.4862141907215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70771503448486">
                <text:p>0.2707715034484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61245608329773">
                <text:p>0.7612456083297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04621338844299">
                <text:p>0.3046213388442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20566982030869">
                <text:p>0.3205669820308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2903443574905">
                <text:p>0.3029034435749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30962747335434">
                <text:p>0.330962747335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84709054231644">
                <text:p>0.484709054231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79126077890396">
                <text:p>0.2791260778903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55889916419983">
                <text:p>0.3558899164199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5741029977798">
                <text:p>0.2557410299777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6955469846726">
                <text:p>0.3869554698467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93784517049789">
                <text:p>0.4937845170497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84234654903412">
                <text:p>0.584234654903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4337193965912">
                <text:p>0.5643371939659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9962222576141">
                <text:p>0.5499622225761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4855889081955">
                <text:p>0.548558890819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8178822994232">
                <text:p>0.578178822994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16319870948792">
                <text:p>0.516319870948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4239547252655">
                <text:p>0.542395472526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7900109291077">
                <text:p>0.5179001092910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96473968029022">
                <text:p>0.4964739680290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180016875267">
                <text:p>0.481800168752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73622250556946">
                <text:p>0.6736222505569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8041380643845">
                <text:p>0.4780413806438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11897361278534">
                <text:p>0.9118973612785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11184346675873">
                <text:p>0.3111843466758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8751158714294">
                <text:p>0.8787511587142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04675114154816">
                <text:p>0.604675114154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68825322389603">
                <text:p>0.2688253223896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07953298091888">
                <text:p>0.807953298091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199303150177">
                <text:p>0.281993031501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50183844566345">
                <text:p>0.8501838445663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1663287878036">
                <text:p>0.2616632878780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65920460224152">
                <text:p>0.7659204602241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5327900648117">
                <text:p>0.265327900648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18400883674622">
                <text:p>0.9184008836746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18396246433258">
                <text:p>0.718396246433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7509937286377">
                <text:p>0.675099372863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2957763671875">
                <text:p>0.62957763671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53395223617554">
                <text:p>0.8533952236175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49366962909699">
                <text:p>0.8493669629096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07982861995697">
                <text:p>0.807982861995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31307172775269">
                <text:p>0.8313071727752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11810970306397">
                <text:p>0.8118109703063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1080405712128">
                <text:p>0.8010804057121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12257528305054">
                <text:p>0.8122575283050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14222157001495">
                <text:p>0.814222157001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65301287174225">
                <text:p>0.7653012871742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6236002445221">
                <text:p>0.3962360024452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35394477844238">
                <text:p>0.7353944778442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17121767997742">
                <text:p>0.4171217679977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35424637794495">
                <text:p>0.7354246377944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41996282339096">
                <text:p>0.3419962823390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21227693557739">
                <text:p>0.4212276935577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33990240097046">
                <text:p>0.4339902400970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823065161705">
                <text:p>0.388230651617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53918492794037">
                <text:p>0.3539184927940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4393098950386">
                <text:p>0.34393098950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5355997085571">
                <text:p>0.3353559970855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41506719589233">
                <text:p>0.3415067195892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63899677991867">
                <text:p>0.3638996779918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93274188041687">
                <text:p>0.3932741880416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70642191171646">
                <text:p>0.2706421911716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2451370954514">
                <text:p>0.2724513709545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77874886989593">
                <text:p>0.2778748869895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86319077014923">
                <text:p>0.2863190770149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56371438503265">
                <text:p>0.2563714385032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59620696306229">
                <text:p>0.2596206963062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3312659263611">
                <text:p>0.3033126592636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58789384365082">
                <text:p>0.3587893843650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3555958271027">
                <text:p>0.3735559582710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7181507349014">
                <text:p>0.3071815073490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63310670852661">
                <text:p>0.2633106708526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62192159891129">
                <text:p>0.2621921598911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1386299133301">
                <text:p>0.6113862991333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24161994457245">
                <text:p>0.524161994457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7671151161194">
                <text:p>0.5976711511611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31862115859985">
                <text:p>0.4318621158599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10456109046936">
                <text:p>0.6104561090469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84420430660248">
                <text:p>0.7844204306602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74267554283142">
                <text:p>0.7742675542831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49190211296081">
                <text:p>0.749190211296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11901783943176">
                <text:p>0.7119017839431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14988565444946">
                <text:p>0.6149885654449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09603941440582">
                <text:p>0.6096039414405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40994608402252">
                <text:p>0.6409946084022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6200065612793">
                <text:p>0.662000656127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53770506381989">
                <text:p>0.6537705063819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67246818542481">
                <text:p>0.6672468185424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40100657939911">
                <text:p>0.6401006579399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10639631748199">
                <text:p>0.610639631748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02302551269531">
                <text:p>0.6023025512695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611198425292969">
                <text:p>0.6111984252929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02270781993866">
                <text:p>0.6022707819938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8515065908432">
                <text:p>0.585150659084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07268035411835">
                <text:p>0.6072680354118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1456710100174">
                <text:p>0.614567101001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18318676948547">
                <text:p>0.6183186769485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57345414161682">
                <text:p>0.6573454141616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26205563545227">
                <text:p>0.6262055635452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64995217323303">
                <text:p>0.7649952173233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72375047206879">
                <text:p>0.7723750472068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77268767356873">
                <text:p>0.7772687673568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77171611785889">
                <text:p>0.7771716117858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77512788772583">
                <text:p>0.7775127887725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63756096363068">
                <text:p>0.7637560963630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80075967311859">
                <text:p>0.7800759673118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70832061767578">
                <text:p>0.7708320617675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73450136184692">
                <text:p>0.7734501361846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7519816160202">
                <text:p>0.775198161602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6704797744751">
                <text:p>0.7667047977447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73970365524292">
                <text:p>0.7739703655242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82154738903046">
                <text:p>0.7821547389030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46543884277344">
                <text:p>0.7465438842773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85799443721771">
                <text:p>0.7857994437217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846915781497955">
                <text:p>0.8469157814979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8202553987503">
                <text:p>0.2882025539875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1424480676651">
                <text:p>0.314244806766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910734295845">
                <text:p>0.299107342958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5574357509613">
                <text:p>0.3055743575096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35430651903152">
                <text:p>0.3354306519031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09529364109039">
                <text:p>0.3095293641090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82782459259033">
                <text:p>0.3827824592590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90651196241379">
                <text:p>0.3906511962413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95789295434952">
                <text:p>0.3957892954349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04780834913254">
                <text:p>0.404780834913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95253121852875">
                <text:p>0.395253121852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66016089916229">
                <text:p>0.3660160899162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88848274946213">
                <text:p>0.3888482749462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31172162294388">
                <text:p>0.4311721622943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23297494649887">
                <text:p>0.4232974946498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65417474508285">
                <text:p>0.4654174745082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53717947006226">
                <text:p>0.45371794700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4753298163414">
                <text:p>0.447532981634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18871581554413">
                <text:p>0.418871581554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12879586219788">
                <text:p>0.412879586219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13547337055206">
                <text:p>0.4135473370552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89014005661011">
                <text:p>0.3890140056610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59153097867966">
                <text:p>0.2591530978679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56687790155411">
                <text:p>0.2566877901554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58651316165924">
                <text:p>0.2586513161659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79982686042786">
                <text:p>0.2799826860427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78387010097504">
                <text:p>0.2783870100975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25154423713684">
                <text:p>0.3251544237136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50495547056198">
                <text:p>0.3504955470561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50769579410553">
                <text:p>0.3507695794105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59411537647247">
                <text:p>0.3594115376472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46034377813339">
                <text:p>0.3460343778133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66016006469727">
                <text:p>0.2660160064697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90868699550629">
                <text:p>0.2908686995506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94247210025787">
                <text:p>0.2942472100257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6347491145134">
                <text:p>0.263474911451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63674288988113">
                <text:p>0.2636742889881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52664268016815">
                <text:p>0.2526642680168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10380566120148">
                <text:p>0.5103805661201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59835958480835">
                <text:p>0.7598359584808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91768074035645">
                <text:p>0.7917680740356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16858112812042">
                <text:p>0.8168581128120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07525753974915">
                <text:p>0.8075257539749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52670437097549">
                <text:p>0.2526704370975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07743942737579">
                <text:p>0.7077439427375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27171730995178">
                <text:p>0.5271717309951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906848192215">
                <text:p>0.329068481922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86778271198273">
                <text:p>0.7867782711982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04540455341339">
                <text:p>0.8045404553413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4516624212265">
                <text:p>0.745166242122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9996132850647">
                <text:p>0.799961328506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24735426902771">
                <text:p>0.9247354269027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96079123020172">
                <text:p>0.8960791230201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97394001483917">
                <text:p>0.8973940014839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42040002346039">
                <text:p>0.8420400023460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27285861968994">
                <text:p>0.7272858619689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52185332775116">
                <text:p>0.9521853327751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17215526103973">
                <text:p>0.9172155261039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62372589111328">
                <text:p>0.6623725891113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15467977523804">
                <text:p>0.9154679775238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271226644516">
                <text:p>0.922712266445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0853875875473">
                <text:p>0.908538758754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19718265533447">
                <text:p>0.9197182655334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47408187389374">
                <text:p>0.6474081873893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16443276405335">
                <text:p>0.6164432764053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28809869289398">
                <text:p>0.6288098692893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43448388576508">
                <text:p>0.543448388576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50565409660339">
                <text:p>0.7505654096603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44315940141678">
                <text:p>0.4443159401416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59420943260193">
                <text:p>0.5594209432601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25055539608002">
                <text:p>0.3250555396080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71446311473846">
                <text:p>0.8714463114738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11589932441711">
                <text:p>0.7115899324417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87289881706238">
                <text:p>0.8872898817062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92725765705108">
                <text:p>0.8927257657051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72155010700226">
                <text:p>0.8721550107002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849633514881134">
                <text:p>0.8496335148811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41566562652588">
                <text:p>0.8415665626525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24347388744354">
                <text:p>0.6243473887443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24029672145844">
                <text:p>0.5240296721458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99127078056335">
                <text:p>0.6991270780563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16627562046051">
                <text:p>0.3166275620460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00393337011337">
                <text:p>0.4003933370113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91700327396393">
                <text:p>0.3917003273963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80543118715286">
                <text:p>0.2805431187152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4735862016678">
                <text:p>0.3747358620166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07504022121429">
                <text:p>0.4075040221214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89670902490616">
                <text:p>0.4896709024906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98961246013641">
                <text:p>0.3989612460136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15836358070374">
                <text:p>0.5158363580703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98676705360413">
                <text:p>0.6986767053604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17779457569122">
                <text:p>0.7177794575691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1590439081192">
                <text:p>0.615904390811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53428471088409">
                <text:p>0.5534284710884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88077211380005">
                <text:p>0.6880772113800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45952069759369">
                <text:p>0.7459520697593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2943389415741">
                <text:p>0.729433894157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33779990673065">
                <text:p>0.8337799906730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28733384609222">
                <text:p>0.8287333846092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60654652118683">
                <text:p>0.8606546521186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6694210767746">
                <text:p>0.866942107677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45745062828064">
                <text:p>0.7457450628280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66497230529785">
                <text:p>0.6664972305297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31086206436157">
                <text:p>0.5310862064361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88443064689636">
                <text:p>0.6884430646896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683849155902862">
                <text:p>0.6838491559028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53918254375458">
                <text:p>0.8539182543754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32367777824402">
                <text:p>0.8323677778244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840002119541168">
                <text:p>0.8400021195411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829761147499085">
                <text:p>0.8297611474990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13851416110992">
                <text:p>0.8138514161109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11490297317505">
                <text:p>0.8114902973175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23832988739014">
                <text:p>0.8238329887390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09718608856201">
                <text:p>0.8097186088562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12757968902588">
                <text:p>0.8127579689025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801047682762146">
                <text:p>0.8010476827621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76940584182739">
                <text:p>0.7769405841827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3599865436554">
                <text:p>0.835998654365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083331823349">
                <text:p>0.90833318233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06739592552185">
                <text:p>0.9067395925521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80667150020599">
                <text:p>0.8806671500205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0009033679962">
                <text:p>0.8400090336799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90372425317764">
                <text:p>0.3903724253177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25266772508621">
                <text:p>0.4252667725086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83186340332031">
                <text:p>0.3831863403320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75450766086578">
                <text:p>0.77545076608657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3056948184967">
                <text:p>0.730569481849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00708329677582">
                <text:p>0.7007083296775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40839147567749">
                <text:p>0.8408391475677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143390417099">
                <text:p>0.81433904170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68906593322754">
                <text:p>0.7689065933227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27012157440185">
                <text:p>0.7270121574401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0362471342087">
                <text:p>0.3903624713420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3654942512512">
                <text:p>0.3936549425125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87122333049774">
                <text:p>0.3871223330497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18925380706787">
                <text:p>0.3189253807067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94008994102478">
                <text:p>0.3940089941024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89318645000458">
                <text:p>0.3893186450004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87618118524551">
                <text:p>0.487618118524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01301229000092">
                <text:p>0.5013012290000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13002514839172">
                <text:p>0.5130025148391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45289158821106">
                <text:p>0.5452891588211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42861306667328">
                <text:p>0.6428613066673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70483589172363">
                <text:p>0.6704835891723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8769508600235">
                <text:p>0.687695086002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29320108890533">
                <text:p>0.7293201088905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79389917850494">
                <text:p>0.7793899178504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85757124423981">
                <text:p>0.7857571244239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12580227851868">
                <text:p>0.8125802278518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8592175245285">
                <text:p>0.785921752452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91536033153534">
                <text:p>0.7915360331535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74528563022614">
                <text:p>0.7745285630226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92615652084351">
                <text:p>0.7926156520843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92090117931366">
                <text:p>0.7920901179313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85599946975708">
                <text:p>0.7855999469757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96799302101135">
                <text:p>0.7967993021011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810727477073669">
                <text:p>0.8107274770736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28807389736176">
                <text:p>0.7288073897361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31423676013947">
                <text:p>0.7314236760139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37732291221619">
                <text:p>0.7377322912216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77080655097961">
                <text:p>0.7770806550979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116459608078">
                <text:p>0.71164596080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97055578231812">
                <text:p>0.6970555782318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2302120923996">
                <text:p>0.723021209239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88490116596222">
                <text:p>0.788490116596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59878635406494">
                <text:p>0.7598786354064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49542534351349">
                <text:p>0.7495425343513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0371925830841">
                <text:p>0.703719258308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61951005458832">
                <text:p>0.6619510054588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1715707778931">
                <text:p>0.4517157077789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74584293365479">
                <text:p>0.2745842933654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67529249191284">
                <text:p>0.2675292491912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56399309635162">
                <text:p>0.6563993096351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45095264911652">
                <text:p>0.5450952649116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9817465543747">
                <text:p>0.698174655437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55542719364166">
                <text:p>0.8555427193641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69093096256256">
                <text:p>0.7690930962562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74833941459656">
                <text:p>0.8748339414596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76620984077454">
                <text:p>0.7766209840774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943474650383">
                <text:p>0.79434746503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75208228826523">
                <text:p>0.3752082288265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58518368005753">
                <text:p>0.2585183680057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38073521852493">
                <text:p>0.3380735218524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33871066570282">
                <text:p>0.3338710665702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91740089654922">
                <text:p>0.2917400896549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31287086009979">
                <text:p>0.83128708600997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37711668014526">
                <text:p>0.7377116680145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35215508937836">
                <text:p>0.8352155089378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93273359537125">
                <text:p>0.2932733595371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47641468048096">
                <text:p>0.8476414680480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89842307567596">
                <text:p>0.2898423075675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74525821208954">
                <text:p>0.7745258212089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25915336608887">
                <text:p>0.8259153366088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60760450363159">
                <text:p>0.8607604503631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71275341510773">
                <text:p>0.7712753415107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36230111122131">
                <text:p>0.6362301111221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69572198390961">
                <text:p>0.7695721983909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04298079013824">
                <text:p>0.7042980790138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43258380889893">
                <text:p>0.8432583808898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76635074615479">
                <text:p>0.8766350746154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95771920681">
                <text:p>0.8957719206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91630828380585">
                <text:p>0.8916308283805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91964137554169">
                <text:p>0.8919641375541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20372545719147">
                <text:p>0.920372545719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8616681098938">
                <text:p>0.886166810989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72753620147705">
                <text:p>0.8727536201477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79558086395264">
                <text:p>0.8795580863952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22425127029419">
                <text:p>0.8224251270294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85125470161438">
                <text:p>0.6851254701614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18696773052216">
                <text:p>0.7186967730522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15184569358826">
                <text:p>0.7151845693588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12160527706146">
                <text:p>0.7121605277061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72474443912506">
                <text:p>0.6724744439125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46842801570892">
                <text:p>0.7468428015708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25848698616028">
                <text:p>0.8258486986160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02176928520203">
                <text:p>0.7021769285202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22591590881348">
                <text:p>0.52259159088134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12113845348358">
                <text:p>0.4121138453483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13151568174362">
                <text:p>0.3131515681743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66114234924316">
                <text:p>0.7661142349243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856429398059845">
                <text:p>0.8564293980598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846469879150391">
                <text:p>0.8464698791503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53860437870026">
                <text:p>0.85386043787002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44686841964722">
                <text:p>0.7446868419647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80829977989197">
                <text:p>0.58082997798919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89931350946426">
                <text:p>0.3899313509464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04470002651215">
                <text:p>0.304470002651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50667762756348">
                <text:p>0.5506677627563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50561034679413">
                <text:p>0.6505610346794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6648296713829">
                <text:p>0.466482967138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86415994167328">
                <text:p>0.2864159941673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41723948717117">
                <text:p>0.3417239487171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91801381111145">
                <text:p>0.4918013811111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65043580532074">
                <text:p>0.3650435805320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90187060832977">
                <text:p>0.2901870608329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45472705364227">
                <text:p>0.6454727053642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27985882759094">
                <text:p>0.8279858827590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52883040904999">
                <text:p>0.8528830409049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75944584608078">
                <text:p>0.3759445846080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77185881137848">
                <text:p>0.3771858811378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61350983381271">
                <text:p>0.3613509833812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0307674407959">
                <text:p>0.303076744079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84978985786438">
                <text:p>0.2849789857864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33318889141083">
                <text:p>0.3333188891410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51422435045242">
                <text:p>0.2514224350452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88730621337891">
                <text:p>0.2887306213378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70204246044159">
                <text:p>0.2702042460441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6352670788765">
                <text:p>0.263526707887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89304172992706">
                <text:p>0.6893041729927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82016038894653">
                <text:p>0.28201603889465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43893051147461">
                <text:p>0.8438930511474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23671042919159">
                <text:p>0.3236710429191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38852941989899">
                <text:p>0.8388529419898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52538442611694">
                <text:p>0.2525384426116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22523862123489">
                <text:p>0.3225238621234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06211888790131">
                <text:p>0.30621188879013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77203977108002">
                <text:p>0.2772039771080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93332397937775">
                <text:p>0.2933323979377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56038331985474">
                <text:p>0.3560383319854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75239342451096">
                <text:p>0.3752393424510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0352857708931">
                <text:p>0.303528577089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18706691265106">
                <text:p>0.8187066912651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793965816497803">
                <text:p>0.7939658164978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45993137359619">
                <text:p>0.7459931373596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17960941791534">
                <text:p>0.4179609417915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687792360782623">
                <text:p>0.68779236078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